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4.5pt" style:font-size-asian="4.5pt" style:font-size-complex="4.5pt"/>
    </style:style>
    <style:style style:name="P2" style:family="paragraph" style:parent-style-name="Preformatted_20_Text">
      <style:text-properties fo:font-size="4.5pt" fo:font-weight="bold" officeooo:rsid="000793fc" officeooo:paragraph-rsid="000793fc" style:font-size-asian="4.5pt" style:font-weight-asian="bold" style:font-size-complex="4.5pt" style:font-weight-complex="bold"/>
    </style:style>
    <style:style style:name="P3" style:family="paragraph" style:parent-style-name="Preformatted_20_Text">
      <style:text-properties fo:font-size="4.5pt" fo:font-weight="bold" officeooo:rsid="00083fa9" officeooo:paragraph-rsid="00083fa9" style:font-size-asian="4.5pt" style:font-weight-asian="bold" style:font-size-complex="4.5pt" style:font-weight-complex="bold"/>
    </style:style>
    <style:style style:name="P4" style:family="paragraph" style:parent-style-name="Preformatted_20_Text">
      <style:text-properties fo:font-size="4.5pt" fo:font-weight="bold" officeooo:rsid="000ac536" officeooo:paragraph-rsid="000ac536" style:font-size-asian="4.5pt" style:font-weight-asian="bold" style:font-size-complex="4.5pt" style:font-weight-complex="bold"/>
    </style:style>
    <style:style style:name="P5" style:family="paragraph" style:parent-style-name="Preformatted_20_Text">
      <style:text-properties fo:font-size="4.5pt" fo:font-weight="bold" officeooo:rsid="000bdd21" officeooo:paragraph-rsid="000bdd21" style:font-size-asian="4.5pt" style:font-weight-asian="bold" style:font-size-complex="4.5pt" style:font-weight-complex="bold"/>
    </style:style>
    <style:style style:name="P6" style:family="paragraph" style:parent-style-name="Preformatted_20_Text">
      <style:text-properties fo:font-size="4.5pt" fo:font-weight="bold" officeooo:rsid="000cb5c3" officeooo:paragraph-rsid="000cb5c3" style:font-size-asian="4.5pt" style:font-weight-asian="bold" style:font-size-complex="4.5pt" style:font-weight-complex="bold"/>
    </style:style>
    <style:style style:name="P7" style:family="paragraph" style:parent-style-name="Preformatted_20_Text">
      <style:text-properties fo:font-size="4.5pt" fo:font-weight="bold" officeooo:rsid="000d7527" officeooo:paragraph-rsid="000d7527" style:font-size-asian="4.5pt" style:font-weight-asian="bold" style:font-size-complex="4.5pt" style:font-weight-complex="bold"/>
    </style:style>
    <style:style style:name="P8" style:family="paragraph" style:parent-style-name="Preformatted_20_Text">
      <style:text-properties fo:font-size="4.5pt" fo:font-weight="bold" officeooo:rsid="000f2743" officeooo:paragraph-rsid="000f2743" style:font-size-asian="4.5pt" style:font-weight-asian="bold" style:font-size-complex="4.5pt" style:font-weight-complex="bold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size="4.5pt" style:font-size-asian="4.5pt" style:font-size-complex="4.5pt"/>
    </style:style>
    <style:style style:name="P10" style:family="paragraph" style:parent-style-name="Standard">
      <style:text-properties fo:font-size="4.5pt" fo:font-weight="bold" officeooo:rsid="000793fc" officeooo:paragraph-rsid="000793fc" style:font-size-asian="4.5pt" style:font-weight-asian="bold" style:font-size-complex="4.5pt" style:font-weight-complex="bold"/>
    </style:style>
    <style:style style:name="P11" style:family="paragraph" style:parent-style-name="Standard">
      <style:text-properties fo:font-size="4.5pt" fo:font-weight="bold" officeooo:rsid="000bdd21" officeooo:paragraph-rsid="000bdd21" style:font-size-asian="4.5pt" style:font-weight-asian="bold" style:font-size-complex="4.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AE, EFFICIENTNETS_B1,</text:p>
      <text:p text:style-name="P1">Epoch 1/30</text:p>
      <text:p text:style-name="P1">32/32 [==============================] - ETA: 0s - loss: 4.4400</text:p>
      <text:p text:style-name="P1">Epoch 00001: val_loss improved from inf to 459.02179, saving model to effnet_30.h5</text:p>
      <text:p text:style-name="P1">32/32 [==============================] - 17s 540ms/step - loss: 4.4400 - val_loss: 459.0218</text:p>
      <text:p text:style-name="P1">Epoch 2/30</text:p>
      <text:p text:style-name="P1">32/32 [==============================] - ETA: 0s - loss: 4.2580</text:p>
      <text:p text:style-name="P1">Epoch 00002: val_loss improved from 459.02179 to 76.41363, saving model to effnet_30.h5</text:p>
      <text:p text:style-name="P1">32/32 [==============================] - 16s 487ms/step - loss: 4.2580 - val_loss: 76.4136</text:p>
      <text:p text:style-name="P1">Epoch 3/30</text:p>
      <text:p text:style-name="P1">32/32 [==============================] - ETA: 0s - loss: 4.2762</text:p>
      <text:p text:style-name="P1">Epoch 00003: val_loss improved from 76.41363 to 17.70105, saving model to effnet_30.h5</text:p>
      <text:p text:style-name="P1">32/32 [==============================] - 16s 491ms/step - loss: 4.2762 - val_loss: 17.7010</text:p>
      <text:p text:style-name="P1">Epoch 4/30</text:p>
      <text:p text:style-name="P1">32/32 [==============================] - ETA: 0s - loss: 4.6873</text:p>
      <text:p text:style-name="P1">Epoch 00004: val_loss improved from 17.70105 to 4.85687, saving model to effnet_30.h5</text:p>
      <text:p text:style-name="P1">32/32 [==============================] - 16s 490ms/step - loss: 4.6873 - val_loss: 4.8569</text:p>
      <text:p text:style-name="P1">Epoch 5/30</text:p>
      <text:p text:style-name="P1">32/32 [==============================] - ETA: 0s - loss: 5.2244</text:p>
      <text:p text:style-name="P1">Epoch 00005: val_loss improved from 4.85687 to 4.54224, saving model to effnet_30.h5</text:p>
      <text:p text:style-name="P1">32/32 [==============================] - 16s 486ms/step - loss: 5.2244 - val_loss: 4.5422</text:p>
      <text:p text:style-name="P1">Epoch 6/30</text:p>
      <text:p text:style-name="P1">32/32 [==============================] - ETA: 0s - loss: 4.9195</text:p>
      <text:p text:style-name="P1">Epoch 00006: val_loss did not improve from 4.54224</text:p>
      <text:p text:style-name="P1">32/32 [==============================] - 14s 448ms/step - loss: 4.9195 - val_loss: 4.6287</text:p>
      <text:p text:style-name="P1">Epoch 7/30</text:p>
      <text:p text:style-name="P1">32/32 [==============================] - ETA: 0s - loss: 4.5385</text:p>
      <text:p text:style-name="P1">Epoch 00007: val_loss did not improve from 4.54224</text:p>
      <text:p text:style-name="P1">32/32 [==============================] - 15s 460ms/step - loss: 4.5385 - val_loss: 4.8989</text:p>
      <text:p text:style-name="P1">Epoch 8/30</text:p>
      <text:p text:style-name="P1">32/32 [==============================] - ETA: 0s - loss: 4.4616</text:p>
      <text:p text:style-name="P1">Epoch 00008: val_loss did not improve from 4.54224</text:p>
      <text:p text:style-name="P1">32/32 [==============================] - 14s 447ms/step - loss: 4.4616 - val_loss: 11.4431</text:p>
      <text:p text:style-name="P1">Epoch 9/30</text:p>
      <text:p text:style-name="P1">32/32 [==============================] - ETA: 0s - loss: 4.0583</text:p>
      <text:p text:style-name="P1">Epoch 00009: val_loss did not improve from 4.54224</text:p>
      <text:p text:style-name="P1">32/32 [==============================] - 15s 457ms/step - loss: 4.0583 - val_loss: 5.1903</text:p>
      <text:p text:style-name="P1">Epoch 10/30</text:p>
      <text:p text:style-name="P1">32/32 [==============================] - ETA: 0s - loss: 4.2112</text:p>
      <text:p text:style-name="P1">Epoch 00010: val_loss did not improve from 4.54224</text:p>
      <text:p text:style-name="P1"/>
      <text:p text:style-name="P1">Epoch 00010: ReduceLROnPlateau reducing learning rate to 0.001500000013038516.</text:p>
      <text:p text:style-name="P1">32/32 [==============================] - 15s 455ms/step - loss: 4.2112 - val_loss: 193.9706</text:p>
      <text:p text:style-name="P1">Epoch 11/30</text:p>
      <text:p text:style-name="P1">32/32 [==============================] - ETA: 0s - loss: 4.0740</text:p>
      <text:p text:style-name="P1">Epoch 00011: val_loss did not improve from 4.54224</text:p>
      <text:p text:style-name="P1">32/32 [==============================] - 15s 455ms/step - loss: 4.0740 - val_loss: 73.8736</text:p>
      <text:p text:style-name="P1">Epoch 12/30</text:p>
      <text:p text:style-name="P1">32/32 [==============================] - ETA: 0s - loss: 4.2243</text:p>
      <text:p text:style-name="P1">Epoch 00012: val_loss did not improve from 4.54224</text:p>
      <text:p text:style-name="P1">32/32 [==============================] - 14s 445ms/step - loss: 4.2243 - val_loss: 54.9881</text:p>
      <text:p text:style-name="P1">Epoch 13/30</text:p>
      <text:p text:style-name="P1">32/32 [==============================] - ETA: 0s - loss: 4.8202</text:p>
      <text:p text:style-name="P1">Epoch 00013: val_loss did not improve from 4.54224</text:p>
      <text:p text:style-name="P1">32/32 [==============================] - 14s 444ms/step - loss: 4.8202 - val_loss: 6.5960</text:p>
      <text:p text:style-name="P1">Epoch 14/30</text:p>
      <text:p text:style-name="P1">32/32 [==============================] - ETA: 0s - loss: 4.0117</text:p>
      <text:p text:style-name="P1">Epoch 00014: val_loss did not improve from 4.54224</text:p>
      <text:p text:style-name="P1">32/32 [==============================] - 14s 450ms/step - loss: 4.0117 - val_loss: 11.1941</text:p>
      <text:p text:style-name="P1">Epoch 15/30</text:p>
      <text:p text:style-name="P1">32/32 [==============================] - ETA: 0s - loss: 4.2587</text:p>
      <text:p text:style-name="P1">Epoch 00015: val_loss improved from 4.54224 to 4.38539, saving model to effnet_30.h5</text:p>
      <text:p text:style-name="P1">32/32 [==============================] - 15s 480ms/step - loss: 4.2587 - val_loss: 4.3854</text:p>
      <text:p text:style-name="P1">Epoch 16/30</text:p>
      <text:p text:style-name="P1">32/32 [==============================] - ETA: 0s - loss: 4.7663</text:p>
      <text:p text:style-name="P1">Epoch 00016: val_loss did not improve from 4.38539</text:p>
      <text:p text:style-name="P1">32/32 [==============================] - 14s 447ms/step - loss: 4.7663 - val_loss: 6.7001</text:p>
      <text:p text:style-name="P1">Epoch 17/30</text:p>
      <text:p text:style-name="P1">32/32 [==============================] - ETA: 0s - loss: 3.9710</text:p>
      <text:p text:style-name="P1">Epoch 00017: val_loss improved from 4.38539 to 4.32213, saving model to effnet_30.h5</text:p>
      <text:p text:style-name="P1">32/32 [==============================] - 15s 471ms/step - loss: 3.9710 - val_loss: 4.3221</text:p>
      <text:p text:style-name="P1">Epoch 18/30</text:p>
      <text:p text:style-name="P1">32/32 [==============================] - ETA: 0s - loss: 4.1521</text:p>
      <text:p text:style-name="P1">Epoch 00018: val_loss did not improve from 4.32213</text:p>
      <text:p text:style-name="P1">32/32 [==============================] - 14s 444ms/step - loss: 4.1521 - val_loss: 4.5273</text:p>
      <text:p text:style-name="P1">Epoch 19/30</text:p>
      <text:p text:style-name="P1">32/32 [==============================] - ETA: 0s - loss: 4.0021</text:p>
      <text:p text:style-name="P1">Epoch 00019: val_loss did not improve from 4.32213</text:p>
      <text:p text:style-name="P1">32/32 [==============================] - 14s 448ms/step - loss: 4.0021 - val_loss: 5.1343</text:p>
      <text:p text:style-name="P1">Epoch 20/30</text:p>
      <text:p text:style-name="P1">32/32 [==============================] - ETA: 0s - loss: 4.4868</text:p>
      <text:p text:style-name="P1">Epoch 00020: val_loss improved from 4.32213 to 3.98413, saving model to effnet_30.h5</text:p>
      <text:p text:style-name="P1">32/32 [==============================] - 15s 476ms/step - loss: 4.4868 - val_loss: 3.9841</text:p>
      <text:p text:style-name="P1">Epoch 21/30</text:p>
      <text:p text:style-name="P1">32/32 [==============================] - ETA: 0s - loss: 4.1460</text:p>
      <text:p text:style-name="P1">Epoch 00021: val_loss did not improve from 3.98413</text:p>
      <text:p text:style-name="P1">32/32 [==============================] - 14s 443ms/step - loss: 4.1460 - val_loss: 4.6767</text:p>
      <text:p text:style-name="P1">Epoch 22/30</text:p>
      <text:p text:style-name="P1">32/32 [==============================] - ETA: 0s - loss: 4.8833</text:p>
      <text:p text:style-name="P1">Epoch 00022: val_loss did not improve from 3.98413</text:p>
      <text:p text:style-name="P1">32/32 [==============================] - 15s 456ms/step - loss: 4.8833 - val_loss: 5.3910</text:p>
      <text:p text:style-name="P1">Epoch 23/30</text:p>
      <text:p text:style-name="P1">32/32 [==============================] - ETA: 0s - loss: 4.6269</text:p>
      <text:p text:style-name="P1">Epoch 00023: val_loss did not improve from 3.98413</text:p>
      <text:p text:style-name="P1">32/32 [==============================] - 14s 447ms/step - loss: 4.6269 - val_loss: 4.9002</text:p>
      <text:p text:style-name="P1">Epoch 24/30</text:p>
      <text:p text:style-name="P1">32/32 [==============================] - ETA: 0s - loss: 4.1725</text:p>
      <text:p text:style-name="P1">Epoch 00024: val_loss did not improve from 3.98413</text:p>
      <text:p text:style-name="P1">32/32 [==============================] - 14s 442ms/step - loss: 4.1725 - val_loss: 5.4348</text:p>
      <text:p text:style-name="P1">Epoch 25/30</text:p>
      <text:p text:style-name="P1">32/32 [==============================] - ETA: 0s - loss: 4.4037</text:p>
      <text:p text:style-name="P1">Epoch 00025: val_loss improved from 3.98413 to 3.88544, saving model to effnet_30.h5</text:p>
      <text:p text:style-name="P1">32/32 [==============================] - 15s 476ms/step - loss: 4.4037 - val_loss: 3.8854</text:p>
      <text:p text:style-name="P1">Epoch 26/30</text:p>
      <text:p text:style-name="P1">32/32 [==============================] - ETA: 0s - loss: 4.0238</text:p>
      <text:p text:style-name="P1">Epoch 00026: val_loss did not improve from 3.88544</text:p>
      <text:p text:style-name="P1">32/32 [==============================] - 14s 445ms/step - loss: 4.0238 - val_loss: 3.9362</text:p>
      <text:p text:style-name="P1">Epoch 27/30</text:p>
      <text:p text:style-name="P1">32/32 [==============================] - ETA: 0s - loss: 4.1480</text:p>
      <text:p text:style-name="P1">Epoch 00027: val_loss did not improve from 3.88544</text:p>
      <text:p text:style-name="P1">32/32 [==============================] - 15s 455ms/step - loss: 4.1480 - val_loss: 4.8421</text:p>
      <text:p text:style-name="P1">Epoch 28/30</text:p>
      <text:p text:style-name="P1">32/32 [==============================] - ETA: 0s - loss: 5.0232</text:p>
      <text:p text:style-name="P1">Epoch 00028: val_loss did not improve from 3.88544</text:p>
      <text:p text:style-name="P1">32/32 [==============================] - 14s 440ms/step - loss: 5.0232 - val_loss: 4.3437</text:p>
      <text:p text:style-name="P1">Epoch 29/30</text:p>
      <text:p text:style-name="P1">32/32 [==============================] - ETA: 0s - loss: 4.3392</text:p>
      <text:p text:style-name="P1">Epoch 00029: val_loss improved from 3.88544 to 3.33968, saving model to effnet_30.h5</text:p>
      <text:p text:style-name="P1">32/32 [==============================] - 15s 473ms/step - loss: 4.3392 - val_loss: 3.3397</text:p>
      <text:p text:style-name="P1">Epoch 30/30</text:p>
      <text:p text:style-name="P1">32/32 [==============================] - ETA: 0s - loss: 3.9414</text:p>
      <text:p text:style-name="P1">Epoch 00030: val_loss did not improve from 3.33968</text:p>
      <text:p text:style-name="P1">32/32 [==============================] - 14s 444ms/step - loss: 3.9414 - val_loss: 4.6007</text:p>
      <text:p text:style-name="P9">Training done!</text:p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MSE, EFFICIENT_NETS, B1</text:p>
      <text:p text:style-name="P2">Epoch 1/30</text:p>
      <text:p text:style-name="P1">32/32 [==============================] - ETA: 0s - loss: 44.6313</text:p>
      <text:p text:style-name="P1">Epoch 00001: val_loss improved from inf to 1359.56201, saving model to effnet_30.h5</text:p>
      <text:p text:style-name="P1">32/32 [==============================] - 17s 527ms/step - loss: 44.6313 - val_loss: 1359.5620</text:p>
      <text:p text:style-name="P1">Epoch 2/30</text:p>
      <text:p text:style-name="P1">32/32 [==============================] - ETA: 0s - loss: 38.7733</text:p>
      <text:p text:style-name="P1">Epoch 00002: val_loss did not improve from 1359.56201</text:p>
      <text:p text:style-name="P1">32/32 [==============================] - 14s 439ms/step - loss: 38.7733 - val_loss: 12433.3643</text:p>
      <text:p text:style-name="P1">Epoch 3/30</text:p>
      <text:p text:style-name="P1">32/32 [==============================] - ETA: 0s - loss: 33.2040</text:p>
      <text:p text:style-name="P1">Epoch 00003: val_loss improved from 1359.56201 to 588.54919, saving model to effnet_30.h5</text:p>
      <text:p text:style-name="P1">32/32 [==============================] - 16s 497ms/step - loss: 33.2040 - val_loss: 588.5492</text:p>
      <text:p text:style-name="P1">Epoch 4/30</text:p>
      <text:p text:style-name="P1">32/32 [==============================] - ETA: 0s - loss: 30.5672</text:p>
      <text:p text:style-name="P1">Epoch 00004: val_loss improved from 588.54919 to 181.32536, saving model to effnet_30.h5</text:p>
      <text:p text:style-name="P1">32/32 [==============================] - 15s 473ms/step - loss: 30.5672 - val_loss: 181.3254</text:p>
      <text:p text:style-name="P1">Epoch 5/30</text:p>
      <text:p text:style-name="P1">32/32 [==============================] - ETA: 0s - loss: 31.1354</text:p>
      <text:p text:style-name="P1">Epoch 00005: val_loss did not improve from 181.32536</text:p>
      <text:p text:style-name="P1">32/32 [==============================] - 14s 436ms/step - loss: 31.1354 - val_loss: 1050.6436</text:p>
      <text:p text:style-name="P1">Epoch 6/30</text:p>
      <text:p text:style-name="P1">32/32 [==============================] - ETA: 0s - loss: 40.1291</text:p>
      <text:p text:style-name="P1">Epoch 00006: val_loss did not improve from 181.32536</text:p>
      <text:p text:style-name="P1">32/32 [==============================] - 14s 442ms/step - loss: 40.1291 - val_loss: 369.3962</text:p>
      <text:p text:style-name="P1">Epoch 7/30</text:p>
      <text:p text:style-name="P1">32/32 [==============================] - ETA: 0s - loss: 29.4840</text:p>
      <text:p text:style-name="P1">Epoch 00007: val_loss improved from 181.32536 to 67.98222, saving model to effnet_30.h5</text:p>
      <text:p text:style-name="P1">32/32 [==============================] - 15s 473ms/step - loss: 29.4840 - val_loss: 67.9822</text:p>
      <text:p text:style-name="P1">Epoch 8/30</text:p>
      <text:p text:style-name="P1">32/32 [==============================] - ETA: 0s - loss: 38.8959</text:p>
      <text:p text:style-name="P1">Epoch 00008: val_loss improved from 67.98222 to 29.52707, saving model to effnet_30.h5</text:p>
      <text:p text:style-name="P1">32/32 [==============================] - 15s 472ms/step - loss: 38.8959 - val_loss: 29.5271</text:p>
      <text:p text:style-name="P1">Epoch 9/30</text:p>
      <text:p text:style-name="P1">32/32 [==============================] - ETA: 0s - loss: 32.0917</text:p>
      <text:p text:style-name="P1">Epoch 00009: val_loss did not improve from 29.52707</text:p>
      <text:p text:style-name="P1">32/32 [==============================] - 14s 443ms/step - loss: 32.0917 - val_loss: 54.0191</text:p>
      <text:p text:style-name="P1">Epoch 10/30</text:p>
      <text:p text:style-name="P1">32/32 [==============================] - ETA: 0s - loss: 46.3249</text:p>
      <text:p text:style-name="P1">Epoch 00010: val_loss did not improve from 29.52707</text:p>
      <text:p text:style-name="P1">32/32 [==============================] - 14s 440ms/step - loss: 46.3249 - val_loss: 34.3602</text:p>
      <text:p text:style-name="P1">Epoch 11/30</text:p>
      <text:p text:style-name="P1">32/32 [==============================] - ETA: 0s - loss: 37.1026</text:p>
      <text:p text:style-name="P1">Epoch 00011: val_loss did not improve from 29.52707</text:p>
      <text:p text:style-name="P1">32/32 [==============================] - 14s 447ms/step - loss: 37.1026 - val_loss: 38.0505</text:p>
      <text:p text:style-name="P1">Epoch 12/30</text:p>
      <text:p text:style-name="P1">32/32 [==============================] - ETA: 0s - loss: 43.1090</text:p>
      <text:p text:style-name="P1">Epoch 00012: val_loss did not improve from 29.52707</text:p>
      <text:p text:style-name="P1">32/32 [==============================] - 14s 450ms/step - loss: 43.1090 - val_loss: 32.4690</text:p>
      <text:p text:style-name="P1">Epoch 13/30</text:p>
      <text:p text:style-name="P1">32/32 [==============================] - ETA: 0s - loss: 39.6558</text:p>
      <text:p text:style-name="P1">Epoch 00013: val_loss improved from 29.52707 to 26.50463, saving model to effnet_30.h5</text:p>
      <text:p text:style-name="P1">32/32 [==============================] - 15s 473ms/step - loss: 39.6558 - val_loss: 26.5046</text:p>
      <text:p text:style-name="P1">Epoch 14/30</text:p>
      <text:p text:style-name="P1">32/32 [==============================] - ETA: 0s - loss: 41.2522</text:p>
      <text:p text:style-name="P1">Epoch 00014: val_loss improved from 26.50463 to 26.28397, saving model to effnet_30.h5</text:p>
      <text:p text:style-name="P1">32/32 [==============================] - 15s 471ms/step - loss: 41.2522 - val_loss: 26.2840</text:p>
      <text:p text:style-name="P1">Epoch 15/30</text:p>
      <text:p text:style-name="P1">32/32 [==============================] - ETA: 0s - loss: 36.8571</text:p>
      <text:p text:style-name="P1">Epoch 00015: val_loss did not improve from 26.28397</text:p>
      <text:p text:style-name="P1">32/32 [==============================] - 14s 443ms/step - loss: 36.8571 - val_loss: 48.8674</text:p>
      <text:p text:style-name="P1">Epoch 16/30</text:p>
      <text:p text:style-name="P1">32/32 [==============================] - ETA: 0s - loss: 40.4232</text:p>
      <text:p text:style-name="P1">Epoch 00016: val_loss did not improve from 26.28397</text:p>
      <text:p text:style-name="P1">32/32 [==============================] - 14s 440ms/step - loss: 40.4232 - val_loss: 38.9889</text:p>
      <text:p text:style-name="P1">Epoch 17/30</text:p>
      <text:p text:style-name="P1">32/32 [==============================] - ETA: 0s - loss: 43.9536</text:p>
      <text:p text:style-name="P1">Epoch 00017: val_loss did not improve from 26.28397</text:p>
      <text:p text:style-name="P1">32/32 [==============================] - 14s 449ms/step - loss: 43.9536 - val_loss: 34.8316</text:p>
      <text:p text:style-name="P1">Epoch 18/30</text:p>
      <text:p text:style-name="P1">32/32 [==============================] - ETA: 0s - loss: 27.9958</text:p>
      <text:p text:style-name="P1">Epoch 00018: val_loss did not improve from 26.28397</text:p>
      <text:p text:style-name="P1">32/32 [==============================] - 14s 440ms/step - loss: 27.9958 - val_loss: 33.8286</text:p>
      <text:p text:style-name="P1">Epoch 19/30</text:p>
      <text:p text:style-name="P1">32/32 [==============================] - ETA: 0s - loss: 32.2843</text:p>
      <text:p text:style-name="P1">Epoch 00019: val_loss did not improve from 26.28397</text:p>
      <text:p text:style-name="P1"/>
      <text:p text:style-name="P1">Epoch 00019: ReduceLROnPlateau reducing learning rate to 0.001500000013038516.</text:p>
      <text:p text:style-name="P1">32/32 [==============================] - 14s 450ms/step - loss: 32.2843 - val_loss: 162.4721</text:p>
      <text:p text:style-name="P1">Epoch 20/30</text:p>
      <text:p text:style-name="P1">32/32 [==============================] - ETA: 0s - loss: 33.7440</text:p>
      <text:p text:style-name="P1">Epoch 00020: val_loss did not improve from 26.28397</text:p>
      <text:p text:style-name="P1">32/32 [==============================] - 14s 446ms/step - loss: 33.7440 - val_loss: 98.9849</text:p>
      <text:p text:style-name="P1">Epoch 21/30</text:p>
      <text:p text:style-name="P1">32/32 [==============================] - ETA: 0s - loss: 37.0392</text:p>
      <text:p text:style-name="P1">Epoch 00021: val_loss did not improve from 26.28397</text:p>
      <text:p text:style-name="P1">32/32 [==============================] - 14s 439ms/step - loss: 37.0392 - val_loss: 106.6111</text:p>
      <text:p text:style-name="P1">Epoch 22/30</text:p>
      <text:p text:style-name="P1">32/32 [==============================] - ETA: 0s - loss: 34.4004</text:p>
      <text:p text:style-name="P1">Epoch 00022: val_loss did not improve from 26.28397</text:p>
      <text:p text:style-name="P1">32/32 [==============================] - 14s 443ms/step - loss: 34.4004 - val_loss: 26.6666</text:p>
      <text:p text:style-name="P1">Epoch 23/30</text:p>
      <text:p text:style-name="P1">32/32 [==============================] - ETA: 0s - loss: 35.5396</text:p>
      <text:p text:style-name="P1">Epoch 00023: val_loss did not improve from 26.28397</text:p>
      <text:p text:style-name="P1">32/32 [==============================] - 14s 439ms/step - loss: 35.5396 - val_loss: 37.5943</text:p>
      <text:p text:style-name="P1">Epoch 24/30</text:p>
      <text:p text:style-name="P1">32/32 [==============================] - ETA: 0s - loss: 33.3420</text:p>
      <text:p text:style-name="P1">Epoch 00024: val_loss did not improve from 26.28397</text:p>
      <text:p text:style-name="P1"/>
      <text:p text:style-name="P1">Epoch 00024: ReduceLROnPlateau reducing learning rate to 0.000750000006519258.</text:p>
      <text:p text:style-name="P1">32/32 [==============================] - 14s 448ms/step - loss: 33.3420 - val_loss: 43.9102</text:p>
      <text:p text:style-name="P1">Epoch 25/30</text:p>
      <text:p text:style-name="P1">32/32 [==============================] - ETA: 0s - loss: 41.7994</text:p>
      <text:p text:style-name="P1">Epoch 00025: val_loss did not improve from 26.28397</text:p>
      <text:p text:style-name="P1">32/32 [==============================] - 14s 437ms/step - loss: 41.7994 - val_loss: 44.1126</text:p>
      <text:p text:style-name="P1">Epoch 26/30</text:p>
      <text:p text:style-name="P1">32/32 [==============================] - ETA: 0s - loss: 37.6995</text:p>
      <text:p text:style-name="P1">Epoch 00026: val_loss did not improve from 26.28397</text:p>
      <text:p text:style-name="P1">32/32 [==============================] - 14s 440ms/step - loss: 37.6995 - val_loss: 42.8167</text:p>
      <text:p text:style-name="P1">Epoch 27/30</text:p>
      <text:p text:style-name="P1">32/32 [==============================] - ETA: 0s - loss: 34.6052</text:p>
      <text:p text:style-name="P1">Epoch 00027: val_loss did not improve from 26.28397</text:p>
      <text:p text:style-name="P1">32/32 [==============================] - 14s 446ms/step - loss: 34.6052 - val_loss: 27.2054</text:p>
      <text:p text:style-name="P1">Epoch 28/30</text:p>
      <text:p text:style-name="P1">32/32 [==============================] - ETA: 0s - loss: 27.9113</text:p>
      <text:p text:style-name="P1">Epoch 00028: val_loss improved from 26.28397 to 23.75476, saving model to effnet_30.h5</text:p>
      <text:p text:style-name="P1">32/32 [==============================] - 15s 471ms/step - loss: 27.9113 - val_loss: 23.7548</text:p>
      <text:p text:style-name="P1">Epoch 29/30</text:p>
      <text:p text:style-name="P1">32/32 [==============================] - ETA: 0s - loss: 43.9313</text:p>
      <text:p text:style-name="P1">Epoch 00029: val_loss did not improve from 23.75476</text:p>
      <text:p text:style-name="P1">32/32 [==============================] - 14s 438ms/step - loss: 43.9313 - val_loss: 33.7789</text:p>
      <text:p text:style-name="P1">Epoch 30/30</text:p>
      <text:p text:style-name="P1">32/32 [==============================] - ETA: 0s - loss: 35.6298</text:p>
      <text:p text:style-name="P1">Epoch 00030: val_loss did not improve from 23.75476</text:p>
      <text:p text:style-name="P1">32/32 [==============================] - 14s 442ms/step - loss: 35.6298 - val_loss: 35.9678</text:p>
      <text:p text:style-name="P9">Training done!</text:p>
      <text:p text:style-name="P10"/>
      <text:p text:style-name="P10"/>
      <text:p text:style-name="P10"/>
      <text:p text:style-name="P10"/>
      <text:p text:style-name="P4"><text:soft-page-break/>MAE, B5, EFFICIENTNET</text:p>
      <text:p text:style-name="P2">Epoch 1/30</text:p>
      <text:p text:style-name="P1">64/64 [==============================] - ETA: 0s - loss: 4.9277</text:p>
      <text:p text:style-name="P1">Epoch 00001: val_loss improved from inf to 32841.92578, saving model to effnet_30.h5</text:p>
      <text:p text:style-name="P1">64/64 [==============================] - 27s 425ms/step - loss: 4.9277 - val_loss: 32841.9258</text:p>
      <text:p text:style-name="P1">Epoch 2/30</text:p>
      <text:p text:style-name="P1">64/64 [==============================] - ETA: 0s - loss: 4.5526</text:p>
      <text:p text:style-name="P1">Epoch 00002: val_loss improved from 32841.92578 to 22.67495, saving model to effnet_30.h5</text:p>
      <text:p text:style-name="P1">64/64 [==============================] - 23s 366ms/step - loss: 4.5526 - val_loss: 22.6749</text:p>
      <text:p text:style-name="P1">Epoch 3/30</text:p>
      <text:p text:style-name="P1">64/64 [==============================] - ETA: 0s - loss: 4.3120</text:p>
      <text:p text:style-name="P1">Epoch 00003: val_loss improved from 22.67495 to 6.08550, saving model to effnet_30.h5</text:p>
      <text:p text:style-name="P1">64/64 [==============================] - 24s 375ms/step - loss: 4.3120 - val_loss: 6.0855</text:p>
      <text:p text:style-name="P1">Epoch 4/30</text:p>
      <text:p text:style-name="P1">64/64 [==============================] - ETA: 0s - loss: 4.3932</text:p>
      <text:p text:style-name="P1">Epoch 00004: val_loss did not improve from 6.08550</text:p>
      <text:p text:style-name="P1">64/64 [==============================] - 21s 335ms/step - loss: 4.3932 - val_loss: 53.2366</text:p>
      <text:p text:style-name="P1">Epoch 5/30</text:p>
      <text:p text:style-name="P1">64/64 [==============================] - ETA: 0s - loss: 4.2174</text:p>
      <text:p text:style-name="P1">Epoch 00005: val_loss did not improve from 6.08550</text:p>
      <text:p text:style-name="P1">64/64 [==============================] - 21s 335ms/step - loss: 4.2174 - val_loss: 2452.4626</text:p>
      <text:p text:style-name="P1">Epoch 6/30</text:p>
      <text:p text:style-name="P1">64/64 [==============================] - ETA: 0s - loss: 5.2553</text:p>
      <text:p text:style-name="P1">Epoch 00006: val_loss did not improve from 6.08550</text:p>
      <text:p text:style-name="P1">64/64 [==============================] - 21s 334ms/step - loss: 5.2553 - val_loss: 3876.7083</text:p>
      <text:p text:style-name="P1">Epoch 7/30</text:p>
      <text:p text:style-name="P1">64/64 [==============================] - ETA: 0s - loss: 4.8834</text:p>
      <text:p text:style-name="P1">Epoch 00007: val_loss did not improve from 6.08550</text:p>
      <text:p text:style-name="P1">64/64 [==============================] - 21s 331ms/step - loss: 4.8834 - val_loss: 29.6633</text:p>
      <text:p text:style-name="P1">Epoch 8/30</text:p>
      <text:p text:style-name="P1">64/64 [==============================] - ETA: 0s - loss: 4.9031</text:p>
      <text:p text:style-name="P1">Epoch 00008: val_loss did not improve from 6.08550</text:p>
      <text:p text:style-name="P1"/>
      <text:p text:style-name="P1">Epoch 00008: ReduceLROnPlateau reducing learning rate to 0.001500000013038516.</text:p>
      <text:p text:style-name="P1">64/64 [==============================] - 22s 339ms/step - loss: 4.9031 - val_loss: 7.2715</text:p>
      <text:p text:style-name="P1">Epoch 9/30</text:p>
      <text:p text:style-name="P1">64/64 [==============================] - ETA: 0s - loss: 4.5838</text:p>
      <text:p text:style-name="P1">Epoch 00009: val_loss did not improve from 6.08550</text:p>
      <text:p text:style-name="P1">64/64 [==============================] - 21s 333ms/step - loss: 4.5838 - val_loss: 9.1111</text:p>
      <text:p text:style-name="P1">Epoch 10/30</text:p>
      <text:p text:style-name="P1">64/64 [==============================] - ETA: 0s - loss: 5.0309</text:p>
      <text:p text:style-name="P1">Epoch 00010: val_loss improved from 6.08550 to 5.03329, saving model to effnet_30.h5</text:p>
      <text:p text:style-name="P1">64/64 [==============================] - 23s 364ms/step - loss: 5.0309 - val_loss: 5.0333</text:p>
      <text:p text:style-name="P1">Epoch 11/30</text:p>
      <text:p text:style-name="P1">64/64 [==============================] - ETA: 0s - loss: 4.1189</text:p>
      <text:p text:style-name="P1">Epoch 00011: val_loss did not improve from 5.03329</text:p>
      <text:p text:style-name="P1">64/64 [==============================] - 22s 338ms/step - loss: 4.1189 - val_loss: 17.9422</text:p>
      <text:p text:style-name="P1">Epoch 12/30</text:p>
      <text:p text:style-name="P1">64/64 [==============================] - ETA: 0s - loss: 4.0127</text:p>
      <text:p text:style-name="P1">Epoch 00012: val_loss did not improve from 5.03329</text:p>
      <text:p text:style-name="P1">64/64 [==============================] - 21s 335ms/step - loss: 4.0127 - val_loss: 5.1030</text:p>
      <text:p text:style-name="P1">Epoch 13/30</text:p>
      <text:p text:style-name="P1">64/64 [==============================] - ETA: 0s - loss: 3.7170</text:p>
      <text:p text:style-name="P1">Epoch 00013: val_loss did not improve from 5.03329</text:p>
      <text:p text:style-name="P1">64/64 [==============================] - 21s 334ms/step - loss: 3.7170 - val_loss: 10.6349</text:p>
      <text:p text:style-name="P1">Epoch 14/30</text:p>
      <text:p text:style-name="P1">64/64 [==============================] - ETA: 0s - loss: 3.7886</text:p>
      <text:p text:style-name="P1">Epoch 00014: val_loss improved from 5.03329 to 4.63638, saving model to effnet_30.h5</text:p>
      <text:p text:style-name="P1">64/64 [==============================] - 24s 369ms/step - loss: 3.7886 - val_loss: 4.6364</text:p>
      <text:p text:style-name="P1">Epoch 15/30</text:p>
      <text:p text:style-name="P1">64/64 [==============================] - ETA: 0s - loss: 4.0826</text:p>
      <text:p text:style-name="P1">Epoch 00015: val_loss improved from 4.63638 to 4.08600, saving model to effnet_30.h5</text:p>
      <text:p text:style-name="P1">64/64 [==============================] - 24s 371ms/step - loss: 4.0826 - val_loss: 4.0860</text:p>
      <text:p text:style-name="P1">Epoch 16/30</text:p>
      <text:p text:style-name="P1">64/64 [==============================] - ETA: 0s - loss: 4.9492</text:p>
      <text:p text:style-name="P1">Epoch 00016: val_loss did not improve from 4.08600</text:p>
      <text:p text:style-name="P1">64/64 [==============================] - 22s 338ms/step - loss: 4.9492 - val_loss: 4.2464</text:p>
      <text:p text:style-name="P1">Epoch 17/30</text:p>
      <text:p text:style-name="P1">64/64 [==============================] - ETA: 0s - loss: 4.4731</text:p>
      <text:p text:style-name="P1">Epoch 00017: val_loss did not improve from 4.08600</text:p>
      <text:p text:style-name="P1">64/64 [==============================] - 21s 336ms/step - loss: 4.4731 - val_loss: 18.1640</text:p>
      <text:p text:style-name="P1">Epoch 18/30</text:p>
      <text:p text:style-name="P1">64/64 [==============================] - ETA: 0s - loss: 4.7800</text:p>
      <text:p text:style-name="P1">Epoch 00018: val_loss did not improve from 4.08600</text:p>
      <text:p text:style-name="P1">64/64 [==============================] - 22s 336ms/step - loss: 4.7800 - val_loss: 34.5261</text:p>
      <text:p text:style-name="P1">Epoch 19/30</text:p>
      <text:p text:style-name="P1">64/64 [==============================] - ETA: 0s - loss: 5.2636</text:p>
      <text:p text:style-name="P1">Epoch 00019: val_loss did not improve from 4.08600</text:p>
      <text:p text:style-name="P1">64/64 [==============================] - 22s 336ms/step - loss: 5.2636 - val_loss: 53.7040</text:p>
      <text:p text:style-name="P1">Epoch 20/30</text:p>
      <text:p text:style-name="P1">64/64 [==============================] - ETA: 0s - loss: 4.4557</text:p>
      <text:p text:style-name="P1">Epoch 00020: val_loss improved from 4.08600 to 3.24951, saving model to effnet_30.h5</text:p>
      <text:p text:style-name="P1">64/64 [==============================] - 24s 371ms/step - loss: 4.4557 - val_loss: 3.2495</text:p>
      <text:p text:style-name="P1">Epoch 21/30</text:p>
      <text:p text:style-name="P1">64/64 [==============================] - ETA: 0s - loss: 3.9811</text:p>
      <text:p text:style-name="P1">Epoch 00021: val_loss did not improve from 3.24951</text:p>
      <text:p text:style-name="P1">64/64 [==============================] - 22s 337ms/step - loss: 3.9811 - val_loss: 5.2880</text:p>
      <text:p text:style-name="P1">Epoch 22/30</text:p>
      <text:p text:style-name="P1">64/64 [==============================] - ETA: 0s - loss: 4.4527</text:p>
      <text:p text:style-name="P1">Epoch 00022: val_loss improved from 3.24951 to 2.97277, saving model to effnet_30.h5</text:p>
      <text:p text:style-name="P1">64/64 [==============================] - 24s 368ms/step - loss: 4.4527 - val_loss: 2.9728</text:p>
      <text:p text:style-name="P1">Epoch 23/30</text:p>
      <text:p text:style-name="P1">64/64 [==============================] - ETA: 0s - loss: 3.9501</text:p>
      <text:p text:style-name="P1">Epoch 00023: val_loss did not improve from 2.97277</text:p>
      <text:p text:style-name="P1">64/64 [==============================] - 21s 334ms/step - loss: 3.9501 - val_loss: 4.9800</text:p>
      <text:p text:style-name="P1">Epoch 24/30</text:p>
      <text:p text:style-name="P1">64/64 [==============================] - ETA: 0s - loss: 4.1783</text:p>
      <text:p text:style-name="P1">Epoch 00024: val_loss did not improve from 2.97277</text:p>
      <text:p text:style-name="P1">64/64 [==============================] - 22s 341ms/step - loss: 4.1783 - val_loss: 1706.3037</text:p>
      <text:p text:style-name="P1">Epoch 25/30</text:p>
      <text:p text:style-name="P1">64/64 [==============================] - ETA: 0s - loss: 3.5185</text:p>
      <text:p text:style-name="P1">Epoch 00025: val_loss did not improve from 2.97277</text:p>
      <text:p text:style-name="P1">64/64 [==============================] - 21s 334ms/step - loss: 3.5185 - val_loss: 51.0471</text:p>
      <text:p text:style-name="P1">Epoch 26/30</text:p>
      <text:p text:style-name="P1">64/64 [==============================] - ETA: 0s - loss: 4.5529</text:p>
      <text:p text:style-name="P1">Epoch 00026: val_loss did not improve from 2.97277</text:p>
      <text:p text:style-name="P1">64/64 [==============================] - 21s 333ms/step - loss: 4.5529 - val_loss: 292.1340</text:p>
      <text:p text:style-name="P1">Epoch 27/30</text:p>
      <text:p text:style-name="P1">64/64 [==============================] - ETA: 0s - loss: 4.3357</text:p>
      <text:p text:style-name="P1">Epoch 00027: val_loss did not improve from 2.97277</text:p>
      <text:p text:style-name="P1"/>
      <text:p text:style-name="P1">Epoch 00027: ReduceLROnPlateau reducing learning rate to 0.000750000006519258.</text:p>
      <text:p text:style-name="P1">64/64 [==============================] - 22s 342ms/step - loss: 4.3357 - val_loss: 22.3345</text:p>
      <text:p text:style-name="P1">Epoch 28/30</text:p>
      <text:p text:style-name="P1">64/64 [==============================] - ETA: 0s - loss: 3.9404</text:p>
      <text:p text:style-name="P1">Epoch 00028: val_loss did not improve from 2.97277</text:p>
      <text:p text:style-name="P1">64/64 [==============================] - 22s 337ms/step - loss: 3.9404 - val_loss: 49.9234</text:p>
      <text:p text:style-name="P1">Epoch 29/30</text:p>
      <text:p text:style-name="P1">64/64 [==============================] - ETA: 0s - loss: 4.6048</text:p>
      <text:p text:style-name="P1">Epoch 00029: val_loss did not improve from 2.97277</text:p>
      <text:p text:style-name="P1">64/64 [==============================] - 21s 335ms/step - loss: 4.6048 - val_loss: 5.3048</text:p>
      <text:p text:style-name="P1">Epoch 30/30</text:p>
      <text:p text:style-name="P1">64/64 [==============================] - ETA: 0s - loss: 4.6226</text:p>
      <text:p text:style-name="P1">Epoch 00030: val_loss did not improve from 2.97277</text:p>
      <text:p text:style-name="P1">64/64 [==============================] - 22s 339ms/step - loss: 4.6226 - val_loss: 27.0693</text:p>
      <text:p text:style-name="P9">Training done!</text:p>
      <text:p text:style-name="P10"/>
      <text:p text:style-name="P10"/>
      <text:p text:style-name="P10"/>
      <text:p text:style-name="P10"/>
      <text:p text:style-name="P11"><text:soft-page-break/>MAE, EFFICIENT, B6</text:p>
      <text:p text:style-name="P11"/>
      <text:p text:style-name="P5">Epoch 1/30</text:p>
      <text:p text:style-name="P1">64/64 [==============================] - ETA: 0s - loss: 4.7454</text:p>
      <text:p text:style-name="P1">Epoch 00001: val_loss improved from inf to 4.53971, saving model to effnet_30.h5</text:p>
      <text:p text:style-name="P1">64/64 [==============================] - 24s 377ms/step - loss: 4.7454 - val_loss: 4.5397</text:p>
      <text:p text:style-name="P1">Epoch 2/30</text:p>
      <text:p text:style-name="P1">64/64 [==============================] - ETA: 0s - loss: 4.6458</text:p>
      <text:p text:style-name="P1">Epoch 00002: val_loss did not improve from 4.53971</text:p>
      <text:p text:style-name="P1">64/64 [==============================] - 17s 272ms/step - loss: 4.6458 - val_loss: 5.8162</text:p>
      <text:p text:style-name="P1">Epoch 3/30</text:p>
      <text:p text:style-name="P1">64/64 [==============================] - ETA: 0s - loss: 4.6176</text:p>
      <text:p text:style-name="P1">Epoch 00003: val_loss did not improve from 4.53971</text:p>
      <text:p text:style-name="P1">64/64 [==============================] - 18s 278ms/step - loss: 4.6176 - val_loss: 964.9449</text:p>
      <text:p text:style-name="P1">Epoch 4/30</text:p>
      <text:p text:style-name="P1">64/64 [==============================] - ETA: 0s - loss: 5.3214</text:p>
      <text:p text:style-name="P1">Epoch 00004: val_loss did not improve from 4.53971</text:p>
      <text:p text:style-name="P1">64/64 [==============================] - 18s 276ms/step - loss: 5.3214 - val_loss: 1778721.8750</text:p>
      <text:p text:style-name="P1">Epoch 5/30</text:p>
      <text:p text:style-name="P1">64/64 [==============================] - ETA: 0s - loss: 4.9321</text:p>
      <text:p text:style-name="P1">Epoch 00005: val_loss did not improve from 4.53971</text:p>
      <text:p text:style-name="P1">64/64 [==============================] - 17s 271ms/step - loss: 4.9321 - val_loss: 1580935.7500</text:p>
      <text:p text:style-name="P1">Epoch 6/30</text:p>
      <text:p text:style-name="P1">64/64 [==============================] - ETA: 0s - loss: 4.6477</text:p>
      <text:p text:style-name="P1">Epoch 00006: val_loss did not improve from 4.53971</text:p>
      <text:p text:style-name="P1"/>
      <text:p text:style-name="P1">Epoch 00006: ReduceLROnPlateau reducing learning rate to 0.001500000013038516.</text:p>
      <text:p text:style-name="P1">64/64 [==============================] - 18s 279ms/step - loss: 4.6477 - val_loss: 3094.7075</text:p>
      <text:p text:style-name="P1">Epoch 7/30</text:p>
      <text:p text:style-name="P1">64/64 [==============================] - ETA: 0s - loss: 4.3162</text:p>
      <text:p text:style-name="P1">Epoch 00007: val_loss did not improve from 4.53971</text:p>
      <text:p text:style-name="P1">64/64 [==============================] - 17s 273ms/step - loss: 4.3162 - val_loss: 759.3182</text:p>
      <text:p text:style-name="P1">Epoch 8/30</text:p>
      <text:p text:style-name="P1">64/64 [==============================] - ETA: 0s - loss: 4.6422</text:p>
      <text:p text:style-name="P1">Epoch 00008: val_loss did not improve from 4.53971</text:p>
      <text:p text:style-name="P1">64/64 [==============================] - 18s 274ms/step - loss: 4.6422 - val_loss: 293.9797</text:p>
      <text:p text:style-name="P1">Epoch 9/30</text:p>
      <text:p text:style-name="P1">64/64 [==============================] - ETA: 0s - loss: 5.1432</text:p>
      <text:p text:style-name="P1">Epoch 00009: val_loss did not improve from 4.53971</text:p>
      <text:p text:style-name="P1">64/64 [==============================] - 18s 278ms/step - loss: 5.1432 - val_loss: 56.2781</text:p>
      <text:p text:style-name="P1">Epoch 10/30</text:p>
      <text:p text:style-name="P1">64/64 [==============================] - ETA: 0s - loss: 4.7652</text:p>
      <text:p text:style-name="P1">Epoch 00010: val_loss did not improve from 4.53971</text:p>
      <text:p text:style-name="P1">64/64 [==============================] - 18s 273ms/step - loss: 4.7652 - val_loss: 77.7149</text:p>
      <text:p text:style-name="P1">Epoch 11/30</text:p>
      <text:p text:style-name="P1">64/64 [==============================] - ETA: 0s - loss: 4.7862</text:p>
      <text:p text:style-name="P1">Epoch 00011: val_loss did not improve from 4.53971</text:p>
      <text:p text:style-name="P1"/>
      <text:p text:style-name="P1">Epoch 00011: ReduceLROnPlateau reducing learning rate to 0.000750000006519258.</text:p>
      <text:p text:style-name="P1">64/64 [==============================] - 18s 274ms/step - loss: 4.7862 - val_loss: 23.6282</text:p>
      <text:p text:style-name="P1">Epoch 12/30</text:p>
      <text:p text:style-name="P1">64/64 [==============================] - ETA: 0s - loss: 4.3651</text:p>
      <text:p text:style-name="P1">Epoch 00012: val_loss did not improve from 4.53971</text:p>
      <text:p text:style-name="P1">64/64 [==============================] - 17s 272ms/step - loss: 4.3651 - val_loss: 12.9378</text:p>
      <text:p text:style-name="P1">Epoch 13/30</text:p>
      <text:p text:style-name="P1">64/64 [==============================] - ETA: 0s - loss: 4.4040</text:p>
      <text:p text:style-name="P1">Epoch 00013: val_loss did not improve from 4.53971</text:p>
      <text:p text:style-name="P1">64/64 [==============================] - 18s 278ms/step - loss: 4.4040 - val_loss: 6.2983</text:p>
      <text:p text:style-name="P1">Epoch 14/30</text:p>
      <text:p text:style-name="P1">64/64 [==============================] - ETA: 0s - loss: 4.3617</text:p>
      <text:p text:style-name="P1">Epoch 00014: val_loss did not improve from 4.53971</text:p>
      <text:p text:style-name="P1">64/64 [==============================] - 17s 271ms/step - loss: 4.3617 - val_loss: 9.5621</text:p>
      <text:p text:style-name="P1">Epoch 15/30</text:p>
      <text:p text:style-name="P1">64/64 [==============================] - ETA: 0s - loss: 4.0860</text:p>
      <text:p text:style-name="P1">Epoch 00015: val_loss did not improve from 4.53971</text:p>
      <text:p text:style-name="P1">64/64 [==============================] - 18s 275ms/step - loss: 4.0860 - val_loss: 4.8392</text:p>
      <text:p text:style-name="P1">Epoch 16/30</text:p>
      <text:p text:style-name="P1">64/64 [==============================] - ETA: 0s - loss: 4.3641</text:p>
      <text:p text:style-name="P1">Epoch 00016: val_loss did not improve from 4.53971</text:p>
      <text:p text:style-name="P1"/>
      <text:p text:style-name="P1">Epoch 00016: ReduceLROnPlateau reducing learning rate to 0.000375000003259629.</text:p>
      <text:p text:style-name="P1">64/64 [==============================] - 18s 275ms/step - loss: 4.3641 - val_loss: 9.6744</text:p>
      <text:p text:style-name="P1">Epoch 17/30</text:p>
      <text:p text:style-name="P1">64/64 [==============================] - ETA: 0s - loss: 4.9036</text:p>
      <text:p text:style-name="P1">Epoch 00017: val_loss did not improve from 4.53971</text:p>
      <text:p text:style-name="P1">64/64 [==============================] - 18s 275ms/step - loss: 4.9036 - val_loss: 6.8765</text:p>
      <text:p text:style-name="P1">Epoch 18/30</text:p>
      <text:p text:style-name="P1">64/64 [==============================] - ETA: 0s - loss: 3.8984</text:p>
      <text:p text:style-name="P1">Epoch 00018: val_loss did not improve from 4.53971</text:p>
      <text:p text:style-name="P1">64/64 [==============================] - 18s 273ms/step - loss: 3.8984 - val_loss: 12.1408</text:p>
      <text:p text:style-name="P1">Epoch 19/30</text:p>
      <text:p text:style-name="P1">64/64 [==============================] - ETA: 0s - loss: 3.9594</text:p>
      <text:p text:style-name="P1">Epoch 00019: val_loss did not improve from 4.53971</text:p>
      <text:p text:style-name="P1">64/64 [==============================] - 17s 272ms/step - loss: 3.9594 - val_loss: 15.3302</text:p>
      <text:p text:style-name="P1">Epoch 20/30</text:p>
      <text:p text:style-name="P1">64/64 [==============================] - ETA: 0s - loss: 3.9547</text:p>
      <text:p text:style-name="P1">Epoch 00020: val_loss did not improve from 4.53971</text:p>
      <text:p text:style-name="P1">64/64 [==============================] - 18s 282ms/step - loss: 3.9547 - val_loss: 15.5388</text:p>
      <text:p text:style-name="P1">Epoch 21/30</text:p>
      <text:p text:style-name="P1">64/64 [==============================] - ETA: 0s - loss: 3.6084</text:p>
      <text:p text:style-name="P1">Epoch 00021: val_loss did not improve from 4.53971</text:p>
      <text:p text:style-name="P1"/>
      <text:p text:style-name="P1">Epoch 00021: ReduceLROnPlateau reducing learning rate to 0.0001875000016298145.</text:p>
      <text:p text:style-name="P1">64/64 [==============================] - 17s 270ms/step - loss: 3.6084 - val_loss: 8.7592</text:p>
      <text:p text:style-name="P1">Epoch 22/30</text:p>
      <text:p text:style-name="P1">64/64 [==============================] - ETA: 0s - loss: 3.7452</text:p>
      <text:p text:style-name="P1">Epoch 00022: val_loss did not improve from 4.53971</text:p>
      <text:p text:style-name="P1">64/64 [==============================] - 18s 274ms/step - loss: 3.7452 - val_loss: 10.6657</text:p>
      <text:p text:style-name="P1">Epoch 23/30</text:p>
      <text:p text:style-name="P1">64/64 [==============================] - ETA: 0s - loss: 4.1108</text:p>
      <text:p text:style-name="P1">Epoch 00023: val_loss did not improve from 4.53971</text:p>
      <text:p text:style-name="P1">64/64 [==============================] - 18s 280ms/step - loss: 4.1108 - val_loss: 7.2167</text:p>
      <text:p text:style-name="P1">Epoch 24/30</text:p>
      <text:p text:style-name="P1">64/64 [==============================] - ETA: 0s - loss: 4.9406</text:p>
      <text:p text:style-name="P1">Epoch 00024: val_loss did not improve from 4.53971</text:p>
      <text:p text:style-name="P1">64/64 [==============================] - 18s 275ms/step - loss: 4.9406 - val_loss: 12.8450</text:p>
      <text:p text:style-name="P1">Epoch 25/30</text:p>
      <text:p text:style-name="P1">64/64 [==============================] - ETA: 0s - loss: 4.9089</text:p>
      <text:p text:style-name="P1">Epoch 00025: val_loss did not improve from 4.53971</text:p>
      <text:p text:style-name="P1">64/64 [==============================] - 17s 273ms/step - loss: 4.9089 - val_loss: 11.5578</text:p>
      <text:p text:style-name="P1">Epoch 26/30</text:p>
      <text:p text:style-name="P1">64/64 [==============================] - ETA: 0s - loss: 4.0245</text:p>
      <text:p text:style-name="P1">Epoch 00026: val_loss did not improve from 4.53971</text:p>
      <text:p text:style-name="P1"/>
      <text:p text:style-name="P1">Epoch 00026: ReduceLROnPlateau reducing learning rate to 9.375000081490725e-05.</text:p>
      <text:p text:style-name="P1">64/64 [==============================] - 17s 273ms/step - loss: 4.0245 - val_loss: 7.6492</text:p>
      <text:p text:style-name="P1">Epoch 27/30</text:p>
      <text:p text:style-name="P1">64/64 [==============================] - ETA: 0s - loss: 4.1468</text:p>
      <text:p text:style-name="P1">Epoch 00027: val_loss did not improve from 4.53971</text:p>
      <text:p text:style-name="P1">64/64 [==============================] - 18s 279ms/step - loss: 4.1468 - val_loss: 5.8905</text:p>
      <text:p text:style-name="P1">Epoch 28/30</text:p>
      <text:p text:style-name="P1">64/64 [==============================] - ETA: 0s - loss: 4.1350</text:p>
      <text:p text:style-name="P1">Epoch 00028: val_loss did not improve from 4.53971</text:p>
      <text:p text:style-name="P1">64/64 [==============================] - 17s 272ms/step - loss: 4.1350 - val_loss: 12.4281</text:p>
      <text:p text:style-name="P1">Epoch 29/30</text:p>
      <text:p text:style-name="P1">64/64 [==============================] - ETA: 0s - loss: 3.7034</text:p>
      <text:p text:style-name="P1">Epoch 00029: val_loss did not improve from 4.53971</text:p>
      <text:p text:style-name="P1">64/64 [==============================] - 17s 273ms/step - loss: 3.7034 - val_loss: 9.3854</text:p>
      <text:p text:style-name="P1">Epoch 30/30</text:p>
      <text:p text:style-name="P1">64/64 [==============================] - ETA: 0s - loss: 4.3136</text:p>
      <text:p text:style-name="P1">Epoch 00030: val_loss did not improve from 4.53971</text:p>
      <text:p text:style-name="P1">64/64 [==============================] - 18s 280ms/step - loss: 4.3136 - val_loss: 8.0405</text:p>
      <text:p text:style-name="P9">Training done!</text:p>
      <text:p text:style-name="P6"><text:soft-page-break/>B0, EFFICIENTNET, MAE</text:p>
      <text:p text:style-name="P5">Epoch 1/30</text:p>
      <text:p text:style-name="P1">64/64 [==============================] - ETA: 0s - loss: 4.6955</text:p>
      <text:p text:style-name="P1">Epoch 00001: val_loss improved from inf to 166.52405, saving model to effnet_30.h5</text:p>
      <text:p text:style-name="P1">64/64 [==============================] - 14s 215ms/step - loss: 4.6955 - val_loss: 166.5240</text:p>
      <text:p text:style-name="P1">Epoch 2/30</text:p>
      <text:p text:style-name="P1">64/64 [==============================] - ETA: 0s - loss: 4.2811</text:p>
      <text:p text:style-name="P1">Epoch 00002: val_loss improved from 166.52405 to 5.58357, saving model to effnet_30.h5</text:p>
      <text:p text:style-name="P1">64/64 [==============================] - 12s 192ms/step - loss: 4.2811 - val_loss: 5.5836</text:p>
      <text:p text:style-name="P1">Epoch 3/30</text:p>
      <text:p text:style-name="P1">64/64 [==============================] - ETA: 0s - loss: 4.4350</text:p>
      <text:p text:style-name="P1">Epoch 00003: val_loss did not improve from 5.58357</text:p>
      <text:p text:style-name="P1">64/64 [==============================] - 12s 185ms/step - loss: 4.4350 - val_loss: 5.9501</text:p>
      <text:p text:style-name="P1">Epoch 4/30</text:p>
      <text:p text:style-name="P1">64/64 [==============================] - ETA: 0s - loss: 4.3590</text:p>
      <text:p text:style-name="P1">Epoch 00004: val_loss improved from 5.58357 to 4.24968, saving model to effnet_30.h5</text:p>
      <text:p text:style-name="P1">64/64 [==============================] - 13s 206ms/step - loss: 4.3590 - val_loss: 4.2497</text:p>
      <text:p text:style-name="P1">Epoch 5/30</text:p>
      <text:p text:style-name="P1">64/64 [==============================] - ETA: 0s - loss: 4.2189</text:p>
      <text:p text:style-name="P1">Epoch 00005: val_loss did not improve from 4.24968</text:p>
      <text:p text:style-name="P1">64/64 [==============================] - 12s 184ms/step - loss: 4.2189 - val_loss: 23.5011</text:p>
      <text:p text:style-name="P1">Epoch 6/30</text:p>
      <text:p text:style-name="P1">64/64 [==============================] - ETA: 0s - loss: 4.3411</text:p>
      <text:p text:style-name="P1">Epoch 00006: val_loss did not improve from 4.24968</text:p>
      <text:p text:style-name="P1">64/64 [==============================] - 12s 181ms/step - loss: 4.3411 - val_loss: 4.5104</text:p>
      <text:p text:style-name="P1">Epoch 7/30</text:p>
      <text:p text:style-name="P1">64/64 [==============================] - ETA: 0s - loss: 4.5360</text:p>
      <text:p text:style-name="P1">Epoch 00007: val_loss did not improve from 4.24968</text:p>
      <text:p text:style-name="P1">64/64 [==============================] - 12s 180ms/step - loss: 4.5360 - val_loss: 8.0200</text:p>
      <text:p text:style-name="P1">Epoch 8/30</text:p>
      <text:p text:style-name="P1">64/64 [==============================] - ETA: 0s - loss: 4.5871</text:p>
      <text:p text:style-name="P1">Epoch 00008: val_loss improved from 4.24968 to 4.24589, saving model to effnet_30.h5</text:p>
      <text:p text:style-name="P1">64/64 [==============================] - 13s 200ms/step - loss: 4.5871 - val_loss: 4.2459</text:p>
      <text:p text:style-name="P1">Epoch 9/30</text:p>
      <text:p text:style-name="P1">64/64 [==============================] - ETA: 0s - loss: 4.4586</text:p>
      <text:p text:style-name="P1">Epoch 00009: val_loss did not improve from 4.24589</text:p>
      <text:p text:style-name="P1">64/64 [==============================] - 12s 183ms/step - loss: 4.4586 - val_loss: 9.5055</text:p>
      <text:p text:style-name="P1">Epoch 10/30</text:p>
      <text:p text:style-name="P1">64/64 [==============================] - ETA: 0s - loss: 4.0403</text:p>
      <text:p text:style-name="P1">Epoch 00010: val_loss did not improve from 4.24589</text:p>
      <text:p text:style-name="P1">64/64 [==============================] - 12s 181ms/step - loss: 4.0403 - val_loss: 4.6414</text:p>
      <text:p text:style-name="P1">Epoch 11/30</text:p>
      <text:p text:style-name="P1">64/64 [==============================] - ETA: 0s - loss: 4.1390</text:p>
      <text:p text:style-name="P1">Epoch 00011: val_loss did not improve from 4.24589</text:p>
      <text:p text:style-name="P1">64/64 [==============================] - 12s 182ms/step - loss: 4.1390 - val_loss: 4.4882</text:p>
      <text:p text:style-name="P1">Epoch 12/30</text:p>
      <text:p text:style-name="P1">64/64 [==============================] - ETA: 0s - loss: 4.5724</text:p>
      <text:p text:style-name="P1">Epoch 00012: val_loss did not improve from 4.24589</text:p>
      <text:p text:style-name="P1">64/64 [==============================] - 11s 178ms/step - loss: 4.5724 - val_loss: 4.4006</text:p>
      <text:p text:style-name="P1">Epoch 13/30</text:p>
      <text:p text:style-name="P1">64/64 [==============================] - ETA: 0s - loss: 4.6497</text:p>
      <text:p text:style-name="P1">Epoch 00013: val_loss did not improve from 4.24589</text:p>
      <text:p text:style-name="P1"/>
      <text:p text:style-name="P1">Epoch 00013: ReduceLROnPlateau reducing learning rate to 0.001500000013038516.</text:p>
      <text:p text:style-name="P1">64/64 [==============================] - 12s 189ms/step - loss: 4.6497 - val_loss: 4.9331</text:p>
      <text:p text:style-name="P1">Epoch 14/30</text:p>
      <text:p text:style-name="P1">64/64 [==============================] - ETA: 0s - loss: 4.5934</text:p>
      <text:p text:style-name="P1">Epoch 00014: val_loss improved from 4.24589 to 4.20760, saving model to effnet_30.h5</text:p>
      <text:p text:style-name="P1">64/64 [==============================] - 13s 196ms/step - loss: 4.5934 - val_loss: 4.2076</text:p>
      <text:p text:style-name="P1">Epoch 15/30</text:p>
      <text:p text:style-name="P1">64/64 [==============================] - ETA: 0s - loss: 4.0071</text:p>
      <text:p text:style-name="P1">Epoch 00015: val_loss improved from 4.20760 to 3.63311, saving model to effnet_30.h5</text:p>
      <text:p text:style-name="P1">64/64 [==============================] - 12s 191ms/step - loss: 4.0071 - val_loss: 3.6331</text:p>
      <text:p text:style-name="P1">Epoch 16/30</text:p>
      <text:p text:style-name="P1">64/64 [==============================] - ETA: 0s - loss: 4.1328</text:p>
      <text:p text:style-name="P1">Epoch 00016: val_loss did not improve from 3.63311</text:p>
      <text:p text:style-name="P1">64/64 [==============================] - 12s 181ms/step - loss: 4.1328 - val_loss: 4.3928</text:p>
      <text:p text:style-name="P1">Epoch 17/30</text:p>
      <text:p text:style-name="P1">64/64 [==============================] - ETA: 0s - loss: 4.3583</text:p>
      <text:p text:style-name="P1">Epoch 00017: val_loss did not improve from 3.63311</text:p>
      <text:p text:style-name="P1">64/64 [==============================] - 12s 181ms/step - loss: 4.3583 - val_loss: 4.7457</text:p>
      <text:p text:style-name="P1">Epoch 18/30</text:p>
      <text:p text:style-name="P1">64/64 [==============================] - ETA: 0s - loss: 4.3394</text:p>
      <text:p text:style-name="P1">Epoch 00018: val_loss did not improve from 3.63311</text:p>
      <text:p text:style-name="P1">64/64 [==============================] - 12s 186ms/step - loss: 4.3394 - val_loss: 4.1008</text:p>
      <text:p text:style-name="P1">Epoch 19/30</text:p>
      <text:p text:style-name="P1">64/64 [==============================] - ETA: 0s - loss: 4.6866</text:p>
      <text:p text:style-name="P1">Epoch 00019: val_loss did not improve from 3.63311</text:p>
      <text:p text:style-name="P1">64/64 [==============================] - 12s 184ms/step - loss: 4.6866 - val_loss: 4.3028</text:p>
      <text:p text:style-name="P1">Epoch 20/30</text:p>
      <text:p text:style-name="P1">64/64 [==============================] - ETA: 0s - loss: 4.7714</text:p>
      <text:p text:style-name="P1">Epoch 00020: val_loss did not improve from 3.63311</text:p>
      <text:p text:style-name="P1"/>
      <text:p text:style-name="P1">Epoch 00020: ReduceLROnPlateau reducing learning rate to 0.000750000006519258.</text:p>
      <text:p text:style-name="P1">64/64 [==============================] - 12s 180ms/step - loss: 4.7714 - val_loss: 4.3648</text:p>
      <text:p text:style-name="P1">Epoch 21/30</text:p>
      <text:p text:style-name="P1">64/64 [==============================] - ETA: 0s - loss: 3.7411</text:p>
      <text:p text:style-name="P1">Epoch 00021: val_loss did not improve from 3.63311</text:p>
      <text:p text:style-name="P1">64/64 [==============================] - 12s 182ms/step - loss: 3.7411 - val_loss: 4.2893</text:p>
      <text:p text:style-name="P1">Epoch 22/30</text:p>
      <text:p text:style-name="P1">64/64 [==============================] - ETA: 0s - loss: 4.3575</text:p>
      <text:p text:style-name="P1">Epoch 00022: val_loss did not improve from 3.63311</text:p>
      <text:p text:style-name="P1">64/64 [==============================] - 11s 178ms/step - loss: 4.3575 - val_loss: 3.9022</text:p>
      <text:p text:style-name="P1">Epoch 23/30</text:p>
      <text:p text:style-name="P1">64/64 [==============================] - ETA: 0s - loss: 4.0017</text:p>
      <text:p text:style-name="P1">Epoch 00023: val_loss did not improve from 3.63311</text:p>
      <text:p text:style-name="P1">64/64 [==============================] - 12s 184ms/step - loss: 4.0017 - val_loss: 4.5393</text:p>
      <text:p text:style-name="P1">Epoch 24/30</text:p>
      <text:p text:style-name="P1">64/64 [==============================] - ETA: 0s - loss: 4.2884</text:p>
      <text:p text:style-name="P1">Epoch 00024: val_loss did not improve from 3.63311</text:p>
      <text:p text:style-name="P1">64/64 [==============================] - 12s 187ms/step - loss: 4.2884 - val_loss: 4.3346</text:p>
      <text:p text:style-name="P1">Epoch 25/30</text:p>
      <text:p text:style-name="P1">64/64 [==============================] - ETA: 0s - loss: 4.1631</text:p>
      <text:p text:style-name="P1">Epoch 00025: val_loss did not improve from 3.63311</text:p>
      <text:p text:style-name="P1"/>
      <text:p text:style-name="P1">Epoch 00025: ReduceLROnPlateau reducing learning rate to 0.000375000003259629.</text:p>
      <text:p text:style-name="P1">64/64 [==============================] - 12s 181ms/step - loss: 4.1631 - val_loss: 4.0854</text:p>
      <text:p text:style-name="P1">Epoch 26/30</text:p>
      <text:p text:style-name="P1">64/64 [==============================] - ETA: 0s - loss: 4.1302</text:p>
      <text:p text:style-name="P1">Epoch 00026: val_loss did not improve from 3.63311</text:p>
      <text:p text:style-name="P1">64/64 [==============================] - 11s 178ms/step - loss: 4.1302 - val_loss: 4.7727</text:p>
      <text:p text:style-name="P1">Epoch 27/30</text:p>
      <text:p text:style-name="P1">64/64 [==============================] - ETA: 0s - loss: 4.2354</text:p>
      <text:p text:style-name="P1">Epoch 00027: val_loss did not improve from 3.63311</text:p>
      <text:p text:style-name="P1">64/64 [==============================] - 12s 181ms/step - loss: 4.2354 - val_loss: 4.1341</text:p>
      <text:p text:style-name="P1">Epoch 28/30</text:p>
      <text:p text:style-name="P1">64/64 [==============================] - ETA: 0s - loss: 4.5847</text:p>
      <text:p text:style-name="P1">Epoch 00028: val_loss did not improve from 3.63311</text:p>
      <text:p text:style-name="P1">64/64 [==============================] - 12s 181ms/step - loss: 4.5847 - val_loss: 4.0733</text:p>
      <text:p text:style-name="P1">Epoch 29/30</text:p>
      <text:p text:style-name="P1">64/64 [==============================] - ETA: 0s - loss: 3.9198- ETA: 2s</text:p>
      <text:p text:style-name="P1">Epoch 00029: val_loss did not improve from 3.63311</text:p>
      <text:p text:style-name="P1">64/64 [==============================] - 12s 184ms/step - loss: 3.9198 - val_loss: 4.6984</text:p>
      <text:p text:style-name="P1">Epoch 30/30</text:p>
      <text:p text:style-name="P1">64/64 [==============================] - ETA: 0s - loss: 4.2185</text:p>
      <text:p text:style-name="P1">Epoch 00030: val_loss did not improve from 3.63311</text:p>
      <text:p text:style-name="P1"/>
      <text:p text:style-name="P1">Epoch 00030: ReduceLROnPlateau reducing learning rate to 0.0001875000016298145.</text:p>
      <text:p text:style-name="P1">64/64 [==============================] - 11s 179ms/step - loss: 4.2185 - val_loss: 4.2216</text:p>
      <text:p text:style-name="P9">Training done!</text:p>
      <text:p text:style-name="P7"><text:soft-page-break/>B3, EFFICIENTNET, 45 EPOCH, MAE</text:p>
      <text:p text:style-name="P5">Epoch 1/45</text:p>
      <text:p text:style-name="P1">64/64 [==============================] - ETA: 0s - loss: 4.6225</text:p>
      <text:p text:style-name="P1">Epoch 00001: val_loss improved from inf to 5.53686, saving model to effnet_45.h5</text:p>
      <text:p text:style-name="P1">64/64 [==============================] - 24s 376ms/step - loss: 4.6225 - val_loss: 5.5369</text:p>
      <text:p text:style-name="P1">Epoch 2/45</text:p>
      <text:p text:style-name="P1">64/64 [==============================] - ETA: 0s - loss: 4.5249</text:p>
      <text:p text:style-name="P1">Epoch 00002: val_loss improved from 5.53686 to 4.47771, saving model to effnet_45.h5</text:p>
      <text:p text:style-name="P1">64/64 [==============================] - 21s 334ms/step - loss: 4.5249 - val_loss: 4.4777</text:p>
      <text:p text:style-name="P1">Epoch 3/45</text:p>
      <text:p text:style-name="P1">64/64 [==============================] - ETA: 0s - loss: 4.8926</text:p>
      <text:p text:style-name="P1">Epoch 00003: val_loss did not improve from 4.47771</text:p>
      <text:p text:style-name="P1">64/64 [==============================] - 20s 312ms/step - loss: 4.8926 - val_loss: 109.4792</text:p>
      <text:p text:style-name="P1">Epoch 4/45</text:p>
      <text:p text:style-name="P1">64/64 [==============================] - ETA: 0s - loss: 4.5797</text:p>
      <text:p text:style-name="P1">Epoch 00004: val_loss did not improve from 4.47771</text:p>
      <text:p text:style-name="P1">64/64 [==============================] - 20s 319ms/step - loss: 4.5797 - val_loss: 138.4212</text:p>
      <text:p text:style-name="P1">Epoch 5/45</text:p>
      <text:p text:style-name="P1">64/64 [==============================] - ETA: 0s - loss: 4.8548</text:p>
      <text:p text:style-name="P1">Epoch 00005: val_loss did not improve from 4.47771</text:p>
      <text:p text:style-name="P1">64/64 [==============================] - 20s 312ms/step - loss: 4.8548 - val_loss: 44.9212</text:p>
      <text:p text:style-name="P1">Epoch 6/45</text:p>
      <text:p text:style-name="P1">64/64 [==============================] - ETA: 0s - loss: 4.2955</text:p>
      <text:p text:style-name="P1">Epoch 00006: val_loss did not improve from 4.47771</text:p>
      <text:p text:style-name="P1">64/64 [==============================] - 20s 314ms/step - loss: 4.2955 - val_loss: 323.9797</text:p>
      <text:p text:style-name="P1">Epoch 7/45</text:p>
      <text:p text:style-name="P1">64/64 [==============================] - ETA: 0s - loss: 4.2232</text:p>
      <text:p text:style-name="P1">Epoch 00007: val_loss did not improve from 4.47771</text:p>
      <text:p text:style-name="P1"/>
      <text:p text:style-name="P1">Epoch 00007: ReduceLROnPlateau reducing learning rate to 0.001500000013038516.</text:p>
      <text:p text:style-name="P1">64/64 [==============================] - 20s 318ms/step - loss: 4.2232 - val_loss: 437.8417</text:p>
      <text:p text:style-name="P1">Epoch 8/45</text:p>
      <text:p text:style-name="P1">64/64 [==============================] - ETA: 0s - loss: 4.5081</text:p>
      <text:p text:style-name="P1">Epoch 00008: val_loss did not improve from 4.47771</text:p>
      <text:p text:style-name="P1">64/64 [==============================] - 20s 309ms/step - loss: 4.5081 - val_loss: 11102.8691</text:p>
      <text:p text:style-name="P1">Epoch 9/45</text:p>
      <text:p text:style-name="P1">64/64 [==============================] - ETA: 0s - loss: 4.0689</text:p>
      <text:p text:style-name="P1">Epoch 00009: val_loss did not improve from 4.47771</text:p>
      <text:p text:style-name="P1">64/64 [==============================] - 20s 309ms/step - loss: 4.0689 - val_loss: 4.5661</text:p>
      <text:p text:style-name="P1">Epoch 10/45</text:p>
      <text:p text:style-name="P1">64/64 [==============================] - ETA: 0s - loss: 4.3447</text:p>
      <text:p text:style-name="P1">Epoch 00010: val_loss improved from 4.47771 to 4.41721, saving model to effnet_45.h5</text:p>
      <text:p text:style-name="P1">64/64 [==============================] - 22s 337ms/step - loss: 4.3447 - val_loss: 4.4172</text:p>
      <text:p text:style-name="P1">Epoch 11/45</text:p>
      <text:p text:style-name="P1">64/64 [==============================] - ETA: 0s - loss: 4.1803</text:p>
      <text:p text:style-name="P1">Epoch 00011: val_loss did not improve from 4.41721</text:p>
      <text:p text:style-name="P1">64/64 [==============================] - 20s 310ms/step - loss: 4.1803 - val_loss: 12.7357</text:p>
      <text:p text:style-name="P1">Epoch 12/45</text:p>
      <text:p text:style-name="P1">64/64 [==============================] - ETA: 0s - loss: 4.0637</text:p>
      <text:p text:style-name="P1">Epoch 00012: val_loss improved from 4.41721 to 4.17188, saving model to effnet_45.h5</text:p>
      <text:p text:style-name="P1">64/64 [==============================] - 21s 332ms/step - loss: 4.0637 - val_loss: 4.1719</text:p>
      <text:p text:style-name="P1">Epoch 13/45</text:p>
      <text:p text:style-name="P1">64/64 [==============================] - ETA: 0s - loss: 4.0551</text:p>
      <text:p text:style-name="P1">Epoch 00013: val_loss did not improve from 4.17188</text:p>
      <text:p text:style-name="P1">64/64 [==============================] - 20s 317ms/step - loss: 4.0551 - val_loss: 7.3902</text:p>
      <text:p text:style-name="P1">Epoch 14/45</text:p>
      <text:p text:style-name="P1">64/64 [==============================] - ETA: 0s - loss: 4.5496</text:p>
      <text:p text:style-name="P1">Epoch 00014: val_loss did not improve from 4.17188</text:p>
      <text:p text:style-name="P1">64/64 [==============================] - 20s 314ms/step - loss: 4.5496 - val_loss: 4.3119</text:p>
      <text:p text:style-name="P1">Epoch 15/45</text:p>
      <text:p text:style-name="P1">64/64 [==============================] - ETA: 0s - loss: 4.6545</text:p>
      <text:p text:style-name="P1">Epoch 00015: val_loss did not improve from 4.17188</text:p>
      <text:p text:style-name="P1">64/64 [==============================] - 20s 313ms/step - loss: 4.6545 - val_loss: 4.9372</text:p>
      <text:p text:style-name="P1">Epoch 16/45</text:p>
      <text:p text:style-name="P1">64/64 [==============================] - ETA: 0s - loss: 4.8194</text:p>
      <text:p text:style-name="P1">Epoch 00016: val_loss improved from 4.17188 to 3.90440, saving model to effnet_45.h5</text:p>
      <text:p text:style-name="P1">64/64 [==============================] - 21s 330ms/step - loss: 4.8194 - val_loss: 3.9044</text:p>
      <text:p text:style-name="P1">Epoch 17/45</text:p>
      <text:p text:style-name="P1">64/64 [==============================] - ETA: 0s - loss: 4.9718</text:p>
      <text:p text:style-name="P1">Epoch 00017: val_loss improved from 3.90440 to 3.68297, saving model to effnet_45.h5</text:p>
      <text:p text:style-name="P1">64/64 [==============================] - 21s 334ms/step - loss: 4.9718 - val_loss: 3.6830</text:p>
      <text:p text:style-name="P1">Epoch 18/45</text:p>
      <text:p text:style-name="P1">64/64 [==============================] - ETA: 0s - loss: 3.9807</text:p>
      <text:p text:style-name="P1">Epoch 00018: val_loss did not improve from 3.68297</text:p>
      <text:p text:style-name="P1">64/64 [==============================] - 20s 315ms/step - loss: 3.9807 - val_loss: 4.7339</text:p>
      <text:p text:style-name="P1">Epoch 19/45</text:p>
      <text:p text:style-name="P1">64/64 [==============================] - ETA: 0s - loss: 4.0938</text:p>
      <text:p text:style-name="P1">Epoch 00019: val_loss did not improve from 3.68297</text:p>
      <text:p text:style-name="P1">64/64 [==============================] - 20s 312ms/step - loss: 4.0938 - val_loss: 4.1250</text:p>
      <text:p text:style-name="P1">Epoch 20/45</text:p>
      <text:p text:style-name="P1">64/64 [==============================] - ETA: 0s - loss: 4.5609</text:p>
      <text:p text:style-name="P1">Epoch 00020: val_loss did not improve from 3.68297</text:p>
      <text:p text:style-name="P1">64/64 [==============================] - 20s 313ms/step - loss: 4.5609 - val_loss: 4.2433</text:p>
      <text:p text:style-name="P1">Epoch 21/45</text:p>
      <text:p text:style-name="P1">64/64 [==============================] - ETA: 0s - loss: 4.7029</text:p>
      <text:p text:style-name="P1">Epoch 00021: val_loss did not improve from 3.68297</text:p>
      <text:p text:style-name="P1">64/64 [==============================] - 20s 318ms/step - loss: 4.7029 - val_loss: 3.8032</text:p>
      <text:p text:style-name="P1">Epoch 22/45</text:p>
      <text:p text:style-name="P1">64/64 [==============================] - ETA: 0s - loss: 4.1118</text:p>
      <text:p text:style-name="P1">Epoch 00022: val_loss improved from 3.68297 to 3.67306, saving model to effnet_45.h5</text:p>
      <text:p text:style-name="P1">64/64 [==============================] - 21s 333ms/step - loss: 4.1118 - val_loss: 3.6731</text:p>
      <text:p text:style-name="P1">Epoch 23/45</text:p>
      <text:p text:style-name="P1">64/64 [==============================] - ETA: 0s - loss: 4.0372</text:p>
      <text:p text:style-name="P1">Epoch 00023: val_loss improved from 3.67306 to 3.51753, saving model to effnet_45.h5</text:p>
      <text:p text:style-name="P1">64/64 [==============================] - 21s 335ms/step - loss: 4.0372 - val_loss: 3.5175</text:p>
      <text:p text:style-name="P1">Epoch 24/45</text:p>
      <text:p text:style-name="P1">64/64 [==============================] - ETA: 0s - loss: 3.9022</text:p>
      <text:p text:style-name="P1">Epoch 00024: val_loss did not improve from 3.51753</text:p>
      <text:p text:style-name="P1">64/64 [==============================] - 20s 317ms/step - loss: 3.9022 - val_loss: 4.5213</text:p>
      <text:p text:style-name="P1">Epoch 25/45</text:p>
      <text:p text:style-name="P1">64/64 [==============================] - ETA: 0s - loss: 4.0880</text:p>
      <text:p text:style-name="P1">Epoch 00025: val_loss did not improve from 3.51753</text:p>
      <text:p text:style-name="P1">64/64 [==============================] - 20s 309ms/step - loss: 4.0880 - val_loss: 9.9774</text:p>
      <text:p text:style-name="P1">Epoch 26/45</text:p>
      <text:p text:style-name="P1">64/64 [==============================] - ETA: 0s - loss: 4.2427</text:p>
      <text:p text:style-name="P1">Epoch 00026: val_loss did not improve from 3.51753</text:p>
      <text:p text:style-name="P1">64/64 [==============================] - 20s 311ms/step - loss: 4.2427 - val_loss: 8.7849</text:p>
      <text:p text:style-name="P1">Epoch 27/45</text:p>
      <text:p text:style-name="P1">64/64 [==============================] - ETA: 0s - loss: 4.2623</text:p>
      <text:p text:style-name="P1">Epoch 00027: val_loss did not improve from 3.51753</text:p>
      <text:p text:style-name="P1">64/64 [==============================] - 20s 314ms/step - loss: 4.2623 - val_loss: 4.0673</text:p>
      <text:p text:style-name="P1">Epoch 28/45</text:p>
      <text:p text:style-name="P1">64/64 [==============================] - ETA: 0s - loss: 4.3354</text:p>
      <text:p text:style-name="P1">Epoch 00028: val_loss did not improve from 3.51753</text:p>
      <text:p text:style-name="P1"/>
      <text:p text:style-name="P1">Epoch 00028: ReduceLROnPlateau reducing learning rate to 0.000750000006519258.</text:p>
      <text:p text:style-name="P1">64/64 [==============================] - 20s 310ms/step - loss: 4.3354 - val_loss: 4.6647</text:p>
      <text:p text:style-name="P1">Epoch 29/45</text:p>
      <text:p text:style-name="P1">64/64 [==============================] - ETA: 0s - loss: 4.2087</text:p>
      <text:p text:style-name="P1">Epoch 00029: val_loss did not improve from 3.51753</text:p>
      <text:p text:style-name="P1">64/64 [==============================] - 20s 313ms/step - loss: 4.2087 - val_loss: 4.7306</text:p>
      <text:p text:style-name="P1">Epoch 30/45</text:p>
      <text:p text:style-name="P1">64/64 [==============================] - ETA: 0s - loss: 4.7044</text:p>
      <text:p text:style-name="P1">Epoch 00030: val_loss did not improve from 3.51753</text:p>
      <text:p text:style-name="P1">64/64 [==============================] - 20s 315ms/step - loss: 4.7044 - val_loss: 3.9372</text:p>
      <text:p text:style-name="P1">Epoch 31/45</text:p>
      <text:p text:style-name="P1">64/64 [==============================] - ETA: 0s - loss: 3.6841</text:p>
      <text:p text:style-name="P1">Epoch 00031: val_loss did not improve from 3.51753</text:p>
      <text:p text:style-name="P1">64/64 [==============================] - 20s 312ms/step - loss: 3.6841 - val_loss: 3.6976</text:p>
      <text:p text:style-name="P1">Epoch 32/45</text:p>
      <text:p text:style-name="P1">64/64 [==============================] - ETA: 0s - loss: 4.5069</text:p>
      <text:p text:style-name="P1">Epoch 00032: val_loss did not improve from 3.51753</text:p>
      <text:p text:style-name="P1">64/64 [==============================] - 20s 314ms/step - loss: 4.5069 - val_loss: 4.2611</text:p>
      <text:p text:style-name="P1"><text:soft-page-break/>Epoch 33/45</text:p>
      <text:p text:style-name="P1">64/64 [==============================] - ETA: 0s - loss: 4.5691</text:p>
      <text:p text:style-name="P1">Epoch 00033: val_loss did not improve from 3.51753</text:p>
      <text:p text:style-name="P1"/>
      <text:p text:style-name="P1">Epoch 00033: ReduceLROnPlateau reducing learning rate to 0.000375000003259629.</text:p>
      <text:p text:style-name="P1">64/64 [==============================] - 20s 318ms/step - loss: 4.5691 - val_loss: 4.7852</text:p>
      <text:p text:style-name="P1">Epoch 34/45</text:p>
      <text:p text:style-name="P1">64/64 [==============================] - ETA: 0s - loss: 4.4111</text:p>
      <text:p text:style-name="P1">Epoch 00034: val_loss did not improve from 3.51753</text:p>
      <text:p text:style-name="P1">64/64 [==============================] - 20s 311ms/step - loss: 4.4111 - val_loss: 4.5720</text:p>
      <text:p text:style-name="P1">Epoch 35/45</text:p>
      <text:p text:style-name="P1">64/64 [==============================] - ETA: 0s - loss: 4.4678</text:p>
      <text:p text:style-name="P1">Epoch 00035: val_loss did not improve from 3.51753</text:p>
      <text:p text:style-name="P1">64/64 [==============================] - 20s 312ms/step - loss: 4.4678 - val_loss: 4.2297</text:p>
      <text:p text:style-name="P1">Epoch 36/45</text:p>
      <text:p text:style-name="P1">64/64 [==============================] - ETA: 0s - loss: 4.0912</text:p>
      <text:p text:style-name="P1">Epoch 00036: val_loss did not improve from 3.51753</text:p>
      <text:p text:style-name="P9">64/64 [==============================] - 20s 318ms/step - loss: 4.0912 - val_loss: 4.6047</text:p>
      <text:p text:style-name="P1">Epoch 37/45</text:p>
      <text:p text:style-name="P1">64/64 [==============================] - ETA: 0s - loss: 4.2381</text:p>
      <text:p text:style-name="P1">Epoch 00037: val_loss did not improve from 3.51753</text:p>
      <text:p text:style-name="P1">64/64 [==============================] - 20s 310ms/step - loss: 4.2381 - val_loss: 4.1378</text:p>
      <text:p text:style-name="P1">Epoch 38/45</text:p>
      <text:p text:style-name="P1">64/64 [==============================] - ETA: 0s - loss: 4.4703</text:p>
      <text:p text:style-name="P1">Epoch 00038: val_loss did not improve from 3.51753</text:p>
      <text:p text:style-name="P1"/>
      <text:p text:style-name="P1">Epoch 00038: ReduceLROnPlateau reducing learning rate to 0.0001875000016298145.</text:p>
      <text:p text:style-name="P1">64/64 [==============================] - 20s 307ms/step - loss: 4.4703 - val_loss: 4.0443</text:p>
      <text:p text:style-name="P1">Epoch 39/45</text:p>
      <text:p text:style-name="P1">64/64 [==============================] - ETA: 0s - loss: 4.5650</text:p>
      <text:p text:style-name="P1">Epoch 00039: val_loss did not improve from 3.51753</text:p>
      <text:p text:style-name="P1">64/64 [==============================] - 20s 317ms/step - loss: 4.5650 - val_loss: 4.3885</text:p>
      <text:p text:style-name="P1">Epoch 40/45</text:p>
      <text:p text:style-name="P1">64/64 [==============================] - ETA: 0s - loss: 4.6020</text:p>
      <text:p text:style-name="P1">Epoch 00040: val_loss did not improve from 3.51753</text:p>
      <text:p text:style-name="P1">64/64 [==============================] - 20s 311ms/step - loss: 4.6020 - val_loss: 4.3045</text:p>
      <text:p text:style-name="P1">Epoch 41/45</text:p>
      <text:p text:style-name="P1">64/64 [==============================] - ETA: 0s - loss: 4.6489</text:p>
      <text:p text:style-name="P1">Epoch 00041: val_loss did not improve from 3.51753</text:p>
      <text:p text:style-name="P1">64/64 [==============================] - 20s 312ms/step - loss: 4.6489 - val_loss: 4.5608</text:p>
      <text:p text:style-name="P1">Epoch 42/45</text:p>
      <text:p text:style-name="P1">64/64 [==============================] - ETA: 0s - loss: 4.2538</text:p>
      <text:p text:style-name="P1">Epoch 00042: val_loss did not improve from 3.51753</text:p>
      <text:p text:style-name="P1">64/64 [==============================] - 20s 319ms/step - loss: 4.2538 - val_loss: 4.0276</text:p>
      <text:p text:style-name="P1">Epoch 43/45</text:p>
      <text:p text:style-name="P1">64/64 [==============================] - ETA: 0s - loss: 3.8630</text:p>
      <text:p text:style-name="P1">Epoch 00043: val_loss did not improve from 3.51753</text:p>
      <text:p text:style-name="P1"/>
      <text:p text:style-name="P1">Epoch 00043: ReduceLROnPlateau reducing learning rate to 9.375000081490725e-05.</text:p>
      <text:p text:style-name="P1">64/64 [==============================] - 20s 312ms/step - loss: 3.8630 - val_loss: 4.1613</text:p>
      <text:p text:style-name="P1">Epoch 44/45</text:p>
      <text:p text:style-name="P1">64/64 [==============================] - ETA: 0s - loss: 4.0197</text:p>
      <text:p text:style-name="P1">Epoch 00044: val_loss did not improve from 3.51753</text:p>
      <text:p text:style-name="P1">64/64 [==============================] - 20s 312ms/step - loss: 4.0197 - val_loss: 4.0598</text:p>
      <text:p text:style-name="P1">Epoch 45/45</text:p>
      <text:p text:style-name="P1">64/64 [==============================] - ETA: 0s - loss: 4.6141</text:p>
      <text:p text:style-name="P1">Epoch 00045: val_loss did not improve from 3.51753</text:p>
      <text:p text:style-name="P1">64/64 [==============================] - 20s 316ms/step - loss: 4.6141 - val_loss: 4.1699</text:p>
      <text:p text:style-name="P9">Training done!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B5, efficientNEts, 45epochs</text:p>
      <text:p text:style-name="P5">Epoch 1/45</text:p>
      <text:p text:style-name="P1">64/64 [==============================] - ETA: 0s - loss: 4.5641</text:p>
      <text:p text:style-name="P1">Epoch 00001: val_loss improved from inf to 2585.50317, saving model to effnet_45.h5</text:p>
      <text:p text:style-name="P1">64/64 [==============================] - 27s 428ms/step - loss: 4.5641 - val_loss: 2585.5032</text:p>
      <text:p text:style-name="P1">Epoch 2/45</text:p>
      <text:p text:style-name="P1">64/64 [==============================] - ETA: 0s - loss: 4.6558</text:p>
      <text:p text:style-name="P1">Epoch 00002: val_loss improved from 2585.50317 to 158.18097, saving model to effnet_45.h5</text:p>
      <text:p text:style-name="P1">64/64 [==============================] - 24s 374ms/step - loss: 4.6558 - val_loss: 158.1810</text:p>
      <text:p text:style-name="P1">Epoch 3/45</text:p>
      <text:p text:style-name="P1">64/64 [==============================] - ETA: 0s - loss: 4.2454</text:p>
      <text:p text:style-name="P1">Epoch 00003: val_loss improved from 158.18097 to 48.50924, saving model to effnet_45.h5</text:p>
      <text:p text:style-name="P1">64/64 [==============================] - 24s 376ms/step - loss: 4.2454 - val_loss: 48.5092</text:p>
      <text:p text:style-name="P1">Epoch 4/45</text:p>
      <text:p text:style-name="P1">64/64 [==============================] - ETA: 0s - loss: 5.0307</text:p>
      <text:p text:style-name="P1">Epoch 00004: val_loss improved from 48.50924 to 3.80214, saving model to effnet_45.h5</text:p>
      <text:p text:style-name="P1">64/64 [==============================] - 24s 372ms/step - loss: 5.0307 - val_loss: 3.8021</text:p>
      <text:p text:style-name="P1">Epoch 5/45</text:p>
      <text:p text:style-name="P1">64/64 [==============================] - ETA: 0s - loss: 4.1439</text:p>
      <text:p text:style-name="P1">Epoch 00005: val_loss did not improve from 3.80214</text:p>
      <text:p text:style-name="P1">64/64 [==============================] - 22s 337ms/step - loss: 4.1439 - val_loss: 7.5357</text:p>
      <text:p text:style-name="P1">Epoch 6/45</text:p>
      <text:p text:style-name="P1">64/64 [==============================] - ETA: 0s - loss: 3.9071</text:p>
      <text:p text:style-name="P1">Epoch 00006: val_loss did not improve from 3.80214</text:p>
      <text:p text:style-name="P1">64/64 [==============================] - 22s 338ms/step - loss: 3.9071 - val_loss: 4.1547</text:p>
      <text:p text:style-name="P1">Epoch 7/45</text:p>
      <text:p text:style-name="P1">64/64 [==============================] - ETA: 0s - loss: 4.0637</text:p>
      <text:p text:style-name="P1">Epoch 00007: val_loss did not improve from 3.80214</text:p>
      <text:p text:style-name="P1">64/64 [==============================] - 21s 334ms/step - loss: 4.0637 - val_loss: 42.5299</text:p>
      <text:p text:style-name="P1">Epoch 8/45</text:p>
      <text:p text:style-name="P1">64/64 [==============================] - ETA: 0s - loss: 5.0320</text:p>
      <text:p text:style-name="P1">Epoch 00008: val_loss did not improve from 3.80214</text:p>
      <text:p text:style-name="P1">64/64 [==============================] - 21s 336ms/step - loss: 5.0320 - val_loss: 51.0220</text:p>
      <text:p text:style-name="P1">Epoch 9/45</text:p>
      <text:p text:style-name="P1">64/64 [==============================] - ETA: 0s - loss: 4.3292</text:p>
      <text:p text:style-name="P1">Epoch 00009: val_loss did not improve from 3.80214</text:p>
      <text:p text:style-name="P1"/>
      <text:p text:style-name="P1">Epoch 00009: ReduceLROnPlateau reducing learning rate to 0.001500000013038516.</text:p>
      <text:p text:style-name="P1">64/64 [==============================] - 21s 336ms/step - loss: 4.3292 - val_loss: 4.1261</text:p>
      <text:p text:style-name="P1">Epoch 10/45</text:p>
      <text:p text:style-name="P1">64/64 [==============================] - ETA: 0s - loss: 4.7272</text:p>
      <text:p text:style-name="P1">Epoch 00010: val_loss did not improve from 3.80214</text:p>
      <text:p text:style-name="P1">64/64 [==============================] - 21s 334ms/step - loss: 4.7272 - val_loss: 4.2941</text:p>
      <text:p text:style-name="P1">Epoch 11/45</text:p>
      <text:p text:style-name="P1">64/64 [==============================] - ETA: 0s - loss: 4.6109</text:p>
      <text:p text:style-name="P1">Epoch 00011: val_loss did not improve from 3.80214</text:p>
      <text:p text:style-name="P1">64/64 [==============================] - 21s 334ms/step - loss: 4.6109 - val_loss: 3.8470</text:p>
      <text:p text:style-name="P1">Epoch 12/45</text:p>
      <text:p text:style-name="P1">64/64 [==============================] - ETA: 0s - loss: 3.9149</text:p>
      <text:p text:style-name="P1">Epoch 00012: val_loss did not improve from 3.80214</text:p>
      <text:p text:style-name="P1">64/64 [==============================] - 22s 339ms/step - loss: 3.9149 - val_loss: 4.3707</text:p>
      <text:p text:style-name="P1">Epoch 13/45</text:p>
      <text:p text:style-name="P1">64/64 [==============================] - ETA: 0s - loss: 5.0197</text:p>
      <text:p text:style-name="P1">Epoch 00013: val_loss did not improve from 3.80214</text:p>
      <text:p text:style-name="P1">64/64 [==============================] - 21s 335ms/step - loss: 5.0197 - val_loss: 5.4945</text:p>
      <text:p text:style-name="P1">Epoch 14/45</text:p>
      <text:p text:style-name="P1">64/64 [==============================] - ETA: 0s - loss: 4.5609</text:p>
      <text:p text:style-name="P1">Epoch 00014: val_loss did not improve from 3.80214</text:p>
      <text:p text:style-name="P1"/>
      <text:p text:style-name="P1">Epoch 00014: ReduceLROnPlateau reducing learning rate to 0.000750000006519258.</text:p>
      <text:p text:style-name="P1">64/64 [==============================] - 21s 334ms/step - loss: 4.5609 - val_loss: 4.3145</text:p>
      <text:p text:style-name="P1">Epoch 15/45</text:p>
      <text:p text:style-name="P1">64/64 [==============================] - ETA: 0s - loss: 4.4950</text:p>
      <text:p text:style-name="P1">Epoch 00015: val_loss did not improve from 3.80214</text:p>
      <text:p text:style-name="P1">64/64 [==============================] - 22s 337ms/step - loss: 4.4950 - val_loss: 5.3817</text:p>
      <text:p text:style-name="P1">Epoch 16/45</text:p>
      <text:p text:style-name="P1">64/64 [==============================] - ETA: 0s - loss: 4.6909</text:p>
      <text:p text:style-name="P1">Epoch 00016: val_loss improved from 3.80214 to 3.49193, saving model to effnet_45.h5</text:p>
      <text:p text:style-name="P1">64/64 [==============================] - 24s 370ms/step - loss: 4.6909 - val_loss: 3.4919</text:p>
      <text:p text:style-name="P1">Epoch 17/45</text:p>
      <text:p text:style-name="P1">64/64 [==============================] - ETA: 0s - loss: 4.1179</text:p>
      <text:p text:style-name="P1">Epoch 00017: val_loss did not improve from 3.49193</text:p>
      <text:p text:style-name="P1">64/64 [==============================] - 22s 337ms/step - loss: 4.1179 - val_loss: 4.6714</text:p>
      <text:p text:style-name="P1">Epoch 18/45</text:p>
      <text:p text:style-name="P1">64/64 [==============================] - ETA: 0s - loss: 4.3757</text:p>
      <text:p text:style-name="P1">Epoch 00018: val_loss did not improve from 3.49193</text:p>
      <text:p text:style-name="P1">64/64 [==============================] - 21s 335ms/step - loss: 4.3757 - val_loss: 4.2540</text:p>
      <text:p text:style-name="P1">Epoch 19/45</text:p>
      <text:p text:style-name="P1">64/64 [==============================] - ETA: 0s - loss: 4.9471</text:p>
      <text:p text:style-name="P1">Epoch 00019: val_loss did not improve from 3.49193</text:p>
      <text:p text:style-name="P1">64/64 [==============================] - 21s 334ms/step - loss: 4.9471 - val_loss: 4.5671</text:p>
      <text:p text:style-name="P1">Epoch 20/45</text:p>
      <text:p text:style-name="P1">64/64 [==============================] - ETA: 0s - loss: 4.0501</text:p>
      <text:p text:style-name="P1">Epoch 00020: val_loss did not improve from 3.49193</text:p>
      <text:p text:style-name="P1">64/64 [==============================] - 22s 336ms/step - loss: 4.0501 - val_loss: 4.0834</text:p>
      <text:p text:style-name="P1">Epoch 21/45</text:p>
      <text:p text:style-name="P1">64/64 [==============================] - ETA: 0s - loss: 4.2743</text:p>
      <text:p text:style-name="P1">Epoch 00021: val_loss did not improve from 3.49193</text:p>
      <text:p text:style-name="P1"/>
      <text:p text:style-name="P1">Epoch 00021: ReduceLROnPlateau reducing learning rate to 0.000375000003259629.</text:p>
      <text:p text:style-name="P1">64/64 [==============================] - 21s 335ms/step - loss: 4.2743 - val_loss: 5.2478</text:p>
      <text:p text:style-name="P1">Epoch 22/45</text:p>
      <text:p text:style-name="P1">64/64 [==============================] - ETA: 0s - loss: 3.8264</text:p>
      <text:p text:style-name="P1">Epoch 00022: val_loss did not improve from 3.49193</text:p>
      <text:p text:style-name="P1">64/64 [==============================] - 21s 335ms/step - loss: 3.8264 - val_loss: 4.3566</text:p>
      <text:p text:style-name="P1">Epoch 23/45</text:p>
      <text:p text:style-name="P1">64/64 [==============================] - ETA: 0s - loss: 3.7172</text:p>
      <text:p text:style-name="P1">Epoch 00023: val_loss did not improve from 3.49193</text:p>
      <text:p text:style-name="P1">64/64 [==============================] - 21s 336ms/step - loss: 3.7172 - val_loss: 4.3189</text:p>
      <text:p text:style-name="P1">Epoch 24/45</text:p>
      <text:p text:style-name="P1">64/64 [==============================] - ETA: 0s - loss: 4.3498</text:p>
      <text:p text:style-name="P1">Epoch 00024: val_loss did not improve from 3.49193</text:p>
      <text:p text:style-name="P1">64/64 [==============================] - 21s 336ms/step - loss: 4.3498 - val_loss: 6.2255</text:p>
      <text:p text:style-name="P1">Epoch 25/45</text:p>
      <text:p text:style-name="P1">64/64 [==============================] - ETA: 0s - loss: 4.1119</text:p>
      <text:p text:style-name="P1">Epoch 00025: val_loss did not improve from 3.49193</text:p>
      <text:p text:style-name="P1">64/64 [==============================] - 21s 336ms/step - loss: 4.1119 - val_loss: 4.7478</text:p>
      <text:p text:style-name="P1">Epoch 26/45</text:p>
      <text:p text:style-name="P1">64/64 [==============================] - ETA: 0s - loss: 4.6374</text:p>
      <text:p text:style-name="P1">Epoch 00026: val_loss did not improve from 3.49193</text:p>
      <text:p text:style-name="P1"/>
      <text:p text:style-name="P1">Epoch 00026: ReduceLROnPlateau reducing learning rate to 0.0001875000016298145.</text:p>
      <text:p text:style-name="P1">64/64 [==============================] - 21s 333ms/step - loss: 4.6374 - val_loss: 4.5477</text:p>
      <text:p text:style-name="P1">Epoch 27/45</text:p>
      <text:p text:style-name="P1">64/64 [==============================] - ETA: 0s - loss: 4.3982</text:p>
      <text:p text:style-name="P1">Epoch 00027: val_loss did not improve from 3.49193</text:p>
      <text:p text:style-name="P1">64/64 [==============================] - 21s 334ms/step - loss: 4.3982 - val_loss: 3.5077</text:p>
      <text:p text:style-name="P1">Epoch 28/45</text:p>
      <text:p text:style-name="P1">64/64 [==============================] - ETA: 0s - loss: 4.5775</text:p>
      <text:p text:style-name="P1">Epoch 00028: val_loss did not improve from 3.49193</text:p>
      <text:p text:style-name="P1">64/64 [==============================] - 23s 363ms/step - loss: 4.5775 - val_loss: 3.6281</text:p>
      <text:p text:style-name="P1">Epoch 29/45</text:p>
      <text:p text:style-name="P1">64/64 [==============================] - ETA: 0s - loss: 4.6597</text:p>
      <text:p text:style-name="P1">Epoch 00029: val_loss did not improve from 3.49193</text:p>
      <text:p text:style-name="P1">64/64 [==============================] - 21s 331ms/step - loss: 4.6597 - val_loss: 4.4361</text:p>
      <text:p text:style-name="P1">Epoch 30/45</text:p>
      <text:p text:style-name="P1">64/64 [==============================] - ETA: 0s - loss: 3.8120</text:p>
      <text:p text:style-name="P1">Epoch 00030: val_loss did not improve from 3.49193</text:p>
      <text:p text:style-name="P1">64/64 [==============================] - 21s 334ms/step - loss: 3.8120 - val_loss: 4.3556</text:p>
      <text:p text:style-name="P1">Epoch 31/45</text:p>
      <text:p text:style-name="P1">64/64 [==============================] - ETA: 0s - loss: 4.2269</text:p>
      <text:p text:style-name="P1">Epoch 00031: val_loss did not improve from 3.49193</text:p>
      <text:p text:style-name="P1"/>
      <text:p text:style-name="P1"><text:soft-page-break/>Epoch 00031: ReduceLROnPlateau reducing learning rate to 9.375000081490725e-05.</text:p>
      <text:p text:style-name="P1">64/64 [==============================] - 22s 338ms/step - loss: 4.2269 - val_loss: 4.3387</text:p>
      <text:p text:style-name="P1">Epoch 32/45</text:p>
      <text:p text:style-name="P1">64/64 [==============================] - ETA: 0s - loss: 4.6738</text:p>
      <text:p text:style-name="P1">Epoch 00032: val_loss did not improve from 3.49193</text:p>
      <text:p text:style-name="P1">64/64 [==============================] - 21s 333ms/step - loss: 4.6738 - val_loss: 4.5180</text:p>
      <text:p text:style-name="P1">Epoch 33/45</text:p>
      <text:p text:style-name="P1">64/64 [==============================] - ETA: 0s - loss: 4.7387</text:p>
      <text:p text:style-name="P1">Epoch 00033: val_loss did not improve from 3.49193</text:p>
      <text:p text:style-name="P1">64/64 [==============================] - 21s 333ms/step - loss: 4.7387 - val_loss: 4.5110</text:p>
      <text:p text:style-name="P1">Epoch 34/45</text:p>
      <text:p text:style-name="P1">64/64 [==============================] - ETA: 0s - loss: 4.4657</text:p>
      <text:p text:style-name="P1">Epoch 00034: val_loss did not improve from 3.49193</text:p>
      <text:p text:style-name="P1">64/64 [==============================] - 22s 339ms/step - loss: 4.4657 - val_loss: 4.3148</text:p>
      <text:p text:style-name="P1">Epoch 35/45</text:p>
      <text:p text:style-name="P1">64/64 [==============================] - ETA: 0s - loss: 4.2740</text:p>
      <text:p text:style-name="P1">Epoch 00035: val_loss did not improve from 3.49193</text:p>
      <text:p text:style-name="P1">64/64 [==============================] - 21s 333ms/step - loss: 4.2740 - val_loss: 4.2782</text:p>
      <text:p text:style-name="P9">Epoch 36/45</text:p>
      <text:p text:style-name="P1">64/64 [==============================] - ETA: 0s - loss: 3.4968</text:p>
      <text:p text:style-name="P1">Epoch 00036: val_loss did not improve from 3.49193</text:p>
      <text:p text:style-name="P1"/>
      <text:p text:style-name="P1">Epoch 00036: ReduceLROnPlateau reducing learning rate to 4.6875000407453626e-05.</text:p>
      <text:p text:style-name="P1">64/64 [==============================] - 21s 335ms/step - loss: 3.4968 - val_loss: 4.3691</text:p>
      <text:p text:style-name="P1">Epoch 37/45</text:p>
      <text:p text:style-name="P1">64/64 [==============================] - ETA: 0s - loss: 4.6858</text:p>
      <text:p text:style-name="P1">Epoch 00037: val_loss did not improve from 3.49193</text:p>
      <text:p text:style-name="P1">64/64 [==============================] - 21s 333ms/step - loss: 4.6858 - val_loss: 4.8856</text:p>
      <text:p text:style-name="P1">Epoch 38/45</text:p>
      <text:p text:style-name="P1">64/64 [==============================] - ETA: 0s - loss: 3.8954</text:p>
      <text:p text:style-name="P1">Epoch 00038: val_loss improved from 3.49193 to 3.42167, saving model to effnet_45.h5</text:p>
      <text:p text:style-name="P1">64/64 [==============================] - 23s 364ms/step - loss: 3.8954 - val_loss: 3.4217</text:p>
      <text:p text:style-name="P1">Epoch 39/45</text:p>
      <text:p text:style-name="P1">64/64 [==============================] - ETA: 0s - loss: 3.8209</text:p>
      <text:p text:style-name="P1">Epoch 00039: val_loss improved from 3.42167 to 3.38816, saving model to effnet_45.h5</text:p>
      <text:p text:style-name="P1">64/64 [==============================] - 24s 372ms/step - loss: 3.8209 - val_loss: 3.3882</text:p>
      <text:p text:style-name="P1">Epoch 40/45</text:p>
      <text:p text:style-name="P1">64/64 [==============================] - ETA: 0s - loss: 4.3399</text:p>
      <text:p text:style-name="P1">Epoch 00040: val_loss did not improve from 3.38816</text:p>
      <text:p text:style-name="P1">64/64 [==============================] - 21s 333ms/step - loss: 4.3399 - val_loss: 3.9998</text:p>
      <text:p text:style-name="P1">Epoch 41/45</text:p>
      <text:p text:style-name="P1">64/64 [==============================] - ETA: 0s - loss: 4.3428</text:p>
      <text:p text:style-name="P1">Epoch 00041: val_loss did not improve from 3.38816</text:p>
      <text:p text:style-name="P1">64/64 [==============================] - 21s 334ms/step - loss: 4.3428 - val_loss: 4.0661</text:p>
      <text:p text:style-name="P1">Epoch 42/45</text:p>
      <text:p text:style-name="P1">64/64 [==============================] - ETA: 0s - loss: 5.3401</text:p>
      <text:p text:style-name="P1">Epoch 00042: val_loss did not improve from 3.38816</text:p>
      <text:p text:style-name="P1">64/64 [==============================] - 21s 336ms/step - loss: 5.3401 - val_loss: 4.5176</text:p>
      <text:p text:style-name="P1">Epoch 43/45</text:p>
      <text:p text:style-name="P1">64/64 [==============================] - ETA: 0s - loss: 4.2792</text:p>
      <text:p text:style-name="P1">Epoch 00043: val_loss did not improve from 3.38816</text:p>
      <text:p text:style-name="P1">64/64 [==============================] - 21s 333ms/step - loss: 4.2792 - val_loss: 4.2747</text:p>
      <text:p text:style-name="P1">Epoch 44/45</text:p>
      <text:p text:style-name="P1">64/64 [==============================] - ETA: 0s - loss: 3.8596</text:p>
      <text:p text:style-name="P1">Epoch 00044: val_loss did not improve from 3.38816</text:p>
      <text:p text:style-name="P1"/>
      <text:p text:style-name="P1">Epoch 00044: ReduceLROnPlateau reducing learning rate to 2.3437500203726813e-05.</text:p>
      <text:p text:style-name="P1">64/64 [==============================] - 21s 334ms/step - loss: 3.8596 - val_loss: 4.7316</text:p>
      <text:p text:style-name="P1">Epoch 45/45</text:p>
      <text:p text:style-name="P1">64/64 [==============================] - ETA: 0s - loss: 5.3246</text:p>
      <text:p text:style-name="P1">Epoch 00045: val_loss did not improve from 3.38816</text:p>
      <text:p text:style-name="P1">64/64 [==============================] - 21s 333ms/step - loss: 5.3246 - val_loss: 3.5218</text:p>
      <text:p text:style-name="P9">Training done!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5:51:43.693141063</meta:creation-date>
    <dc:date>2020-11-29T17:58:19.809373356</dc:date>
    <meta:editing-duration>PT1H46M12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9" meta:paragraph-count="1000" meta:word-count="7398" meta:character-count="55249" meta:non-whitespace-character-count="48851"/>
  </office:meta>
</office:document-meta>
</file>